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fo:background-color="transparent" style:font-size-asian="18pt" style:font-size-complex="18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9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8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font-size="12pt" style:text-underline-style="none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2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7" style:family="paragraph" style:parent-style-name="Table_20_Heading">
      <style:text-properties fo:font-size="12pt" style:font-size-asian="12pt" style:font-size-complex="12pt"/>
    </style:style>
    <style:style style:name="P128" style:family="paragraph" style:parent-style-name="Table_20_Contents">
      <style:text-properties style:font-name="Liberation Sans" fo:font-size="12pt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3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48" style:family="paragraph" style:parent-style-name="Table_20_Contents">
      <style:text-properties fo:font-size="12pt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5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53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2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3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64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65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66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67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68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69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70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71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72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73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74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75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77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78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79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80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81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182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3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4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5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6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8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9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0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1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93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4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5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6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8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01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0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03" style:family="paragraph" style:parent-style-name="Standard" style:list-style-name="L8">
      <style:text-properties fo:language="en" fo:country="US" style:text-underline-style="none"/>
    </style:style>
    <style:style style:name="P204" style:family="paragraph" style:parent-style-name="Standard" style:list-style-name="L10"/>
    <style:style style:name="P205" style:family="paragraph" style:parent-style-name="Standard" style:list-style-name="L38">
      <style:text-properties fo:font-size="12pt" style:font-size-asian="12pt" style:font-size-complex="12pt"/>
    </style:style>
    <style:style style:name="P206" style:family="paragraph" style:parent-style-name="Standard" style:list-style-name="L53">
      <style:text-properties fo:font-size="12pt" style:font-size-asian="12pt" style:font-size-complex="12pt"/>
    </style:style>
    <style:style style:name="P207" style:family="paragraph" style:parent-style-name="Standard" style:list-style-name="L54">
      <style:text-properties fo:font-size="12pt" style:text-underline-style="none" style:font-size-asian="12pt" style:font-size-complex="12pt"/>
    </style:style>
    <style:style style:name="P208" style:family="paragraph" style:parent-style-name="Standard" style:list-style-name="L55">
      <style:text-properties fo:font-size="12pt" style:text-underline-style="none" style:font-size-asian="12pt" style:font-size-complex="12pt"/>
    </style:style>
    <style:style style:name="P209" style:family="paragraph" style:parent-style-name="Standard" style:list-style-name="L55">
      <style:text-properties fo:font-size="12pt" style:text-underline-style="solid" style:text-underline-width="auto" style:text-underline-color="font-color" style:font-size-asian="12pt" style:font-size-complex="12pt"/>
    </style:style>
    <style:style style:name="P210" style:family="paragraph" style:parent-style-name="Standard" style:list-style-name="L51"/>
    <style:style style:name="P211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12" style:family="paragraph" style:parent-style-name="Standard" style:list-style-name="L56"/>
    <style:style style:name="P213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4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1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21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20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2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7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8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30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3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35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236" style:family="paragraph" style:parent-style-name="Table_20_Contents" style:list-style-name="L36">
      <style:paragraph-properties fo:text-align="justify" style:justify-single-word="false"/>
    </style:style>
    <style:style style:name="P237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5" style:family="text">
      <style:text-properties style:font-name-asian="Liberation Sans1" style:font-name-complex="Liberation Sans1"/>
    </style:style>
    <style:style style:name="T26" style:family="text">
      <style:text-properties fo:background-color="transparent"/>
    </style:style>
    <style:style style:name="T27" style:family="text">
      <style:text-properties fo:language="en" fo:country="US" fo:font-style="normal" style:text-underline-style="none" style:font-style-asian="normal" style:font-style-complex="normal"/>
    </style:style>
    <style:style style:name="T28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1">Рабочая среда</text:p>
          </table:table-cell>
          <table:table-cell table:style-name="Таблица1.A1" office:value-type="string">
            <text:p text:style-name="P132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16">любой терминал (xterm, rxvt, mrxvt, ...)</text:p>
      <text:p text:style-name="P5"/>
      <text:p text:style-name="P5">Windows:</text:p>
      <text:list xml:id="list3204639091" text:style-name="L1">
        <text:list-item>
          <text:p text:style-name="P163">установить Ruby для Windows, запускать через виндозный cmd</text:p>
          <text:p text:style-name="P163">&gt;&gt;&gt; показать Start/Run/cmd</text:p>
        </text:list-item>
        <text:list-item>
          <text:p text:style-name="P163">установить cygwin и получить линукс под виндой</text:p>
        </text:list-item>
        <text:list-item>
          <text:p text:style-name="P163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364300554" text:style-name="L2">
        <text:list-item>
          <text:p text:style-name="P164">установка</text:p>
        </text:list-item>
        <text:list-item>
          <text:p text:style-name="P164">удаление</text:p>
        </text:list-item>
        <text:list-item>
          <text:p text:style-name="P164">обновление</text:p>
        </text:list-item>
        <text:list-item>
          <text:p text:style-name="P164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16">pwd</text:p>
      <text:p text:style-name="P116">ls</text:p>
      <text:p text:style-name="P116">ruby --version</text:p>
      <text:p text:style-name="P46"/>
      <text:p text:style-name="P46">Задание: выполните следующую команду в командной строке</text:p>
      <text:p text:style-name="P46"/>
      <text:p text:style-name="P116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1337249225" text:style-name="L3">
        <text:list-item>
          <text:p text:style-name="P165">имеющий подсветку синтаксиса для данного языка</text:p>
        </text:list-item>
        <text:list-item>
          <text:p text:style-name="P165">позволяющий задавать <text:span text:style-name="T1">формат конца строки</text:span>.</text:p>
        </text:list-item>
      </text:list>
      <text:p text:style-name="P5"/>
      <text:list xml:id="list569541363" text:style-name="L4">
        <text:list-item>
          <text:p text:style-name="P166">emacs (swiss army knife)</text:p>
        </text:list-item>
        <text:list-item>
          <text:p text:style-name="P166">sublime text (есть подсказки по языковым конструкциям!)</text:p>
        </text:list-item>
        <text:list-item>
          <text:p text:style-name="P166">Edit Plus</text:p>
        </text:list-item>
        <text:list-item>
          <text:p text:style-name="P166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24">Демонстрация \r</text:p>
      <text:p text:style-name="P5"/>
      <text:p text:style-name="P118"><text:soft-page-break/>&gt; echo -e “hello\r” # отличий не видно</text:p>
      <text:p text:style-name="P118">&gt; echo -e “hello\rH” # =&gt; Hello</text:p>
      <text:p text:style-name="P125"/>
      <text:p text:style-name="P118">&gt; for i in `seq 1 10`; do echo $i; done; echo “”</text:p>
      <text:p text:style-name="P118">&gt; for i in `seq 1 10`; do echo -n $i; done; echo “” <text:s text:c="7"/># =&gt; 12345678910</text:p>
      <text:p text:style-name="P118">&gt; for i in `seq 1 10`; do echo -ne “$i\r”; done; echo “” # =&gt; 10</text:p>
      <text:p text:style-name="P117">&gt; for i in `seq 1 100000`; do echo -ne “$i\r”; done; echo “” # бегущая строка</text:p>
      <text:p text:style-name="P48"/>
      <text:p text:style-name="P48">Задание: Запустите скрипт lesson.01/bad_eol</text:p>
      <text:p text:style-name="P48"/>
      <text:p text:style-name="P48"><text:tab/>&gt; ./bad_eol</text:p>
      <text:p text:style-name="P48"><text:tab/>&gt; ruby bad_eol</text:p>
      <text:p text:style-name="P48"/>
      <text:p text:style-name="P5">&gt;&gt;&gt; показать, какую ошибку выдаст баш, если shbang заканчивается на \r\n</text:p>
      <text:p text:style-name="P48"/>
      <text:p text:style-name="P48">Задание: (по аналогии) напишите и выполните свой скрипт hello_world.</text:p>
      <text:p text:style-name="P48"/>
      <text:p text:style-name="P48">&gt;&gt;&gt; Вопрос: получилось ли выполнить скрипт?</text:p>
      <text:p text:style-name="P48"/>
      <text:p text:style-name="P51">Способы запуска скрипта</text:p>
      <text:p text:style-name="P51"/>
      <text:p text:style-name="P48"># взять слайды shell/ pp.4,5</text:p>
      <text:p text:style-name="P48"/>
      <text:list xml:id="list1734824705" text:style-name="L5">
        <text:list-header>
          <text:p text:style-name="P213">1. явно задав интерпертатор</text:p>
        </text:list-header>
      </text:list>
      <text:p text:style-name="P48"/>
      <text:p text:style-name="P48"><text:tab/>&gt; ruby hello_world</text:p>
      <text:p text:style-name="P48"/>
      <text:list xml:id="list970588503" text:style-name="L6">
        <text:list-header>
          <text:p text:style-name="P214">2. задав в первой строке скрипта she-bang (she обозначает решетку # (sharp sign); bang обозначает !) </text:p>
        </text:list-header>
      </text:list>
      <text:p text:style-name="P48"/>
      <text:p text:style-name="P48"><text:tab/>#!/path/to/interpreter</text:p>
      <text:p text:style-name="P48"/>
      <text:p text:style-name="P48">чтобы увидеть путь к интерпретатору:</text:p>
      <text:p text:style-name="P48"/>
      <text:p text:style-name="P48"><text:tab/>&gt; which ruby</text:p>
      <text:p text:style-name="P48"/>
      <text:p text:style-name="P48"><text:tab/>#!/usr/bin/ruby<text:tab/></text:p>
      <text:p text:style-name="P48"><text:tab/>#!/usr/bin/awk -f</text:p>
      <text:p text:style-name="P48"><text:tab/>#!/bin/sh</text:p>
      <text:p text:style-name="P48"/>
      <text:p text:style-name="P48">более гибкая альтернатива (если работает)</text:p>
      <text:p text:style-name="P48"/>
      <text:p text:style-name="P48"><text:tab/>#!/usr/bin/env ruby</text:p>
      <text:p text:style-name="P48"/>
      <text:p text:style-name="P48">Запуск через she-bang работает, если скрипт является <text:span text:style-name="T1">исполняемым</text:span>.</text:p>
      <text:p text:style-name="P48"/>
      <text:p text:style-name="P48"><text:tab/>&gt; chmod a+x hello_world</text:p>
      <text:p text:style-name="P48"><text:tab/>&gt; chmod u+x hello_world</text:p>
      <text:p text:style-name="P48"/>
      <text:p text:style-name="P48">Чтобы посмотреть права (атрибуты) файла:</text:p>
      <text:p text:style-name="P48"/>
      <text:p text:style-name="P48"><text:tab/>&gt; ls -l hello_world</text:p>
      <text:p text:style-name="P48"><text:soft-page-break/></text:p>
      <text:p text:style-name="P48">&gt;&gt;&gt; Прокомментировать систему прав</text:p>
      <text:p text:style-name="P48"/>
      <text:p text:style-name="P48">&gt;&gt;&gt; Вопрос: удается ли запустить ваш скрипт hello_world через she-bang?</text:p>
      <text:p text:style-name="P67"/>
      <text:p text:style-name="P68"/>
      <text:p text:style-name="P9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1">Консоль Руби </text:p>
            <text:p text:style-name="P131">Встроенная документация по руби</text:p>
            <text:p text:style-name="P131">Переменные</text:p>
            <text:p text:style-name="P131">Всякое разное</text:p>
          </table:table-cell>
          <table:table-cell table:style-name="Table1.A1" office:value-type="string">
            <text:p text:style-name="P132">Занятие 2</text:p>
            <text:p text:style-name="P132">(60 мин)</text:p>
          </table:table-cell>
        </table:table-row>
      </table:table>
      <text:p text:style-name="P68"/>
      <text:p text:style-name="P68">Ruby</text:p>
      <text:p text:style-name="P68"/>
      <text:p text:style-name="P69">slides: ruby.odp</text:p>
      <text:p text:style-name="P69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15">ruby-1.9.2-p290</text:p>
      <text:p text:style-name="P115">ruby-1.9.3-p448 </text:p>
      <text:p text:style-name="P115">ruby-1.9.3-rc1 </text:p>
      <text:p text:style-name="P115">ruby-2.0.0-p247 </text:p>
      <text:p text:style-name="P115"/>
      <text:p text:style-name="P18">где применяется ruby</text:p>
      <text:p text:style-name="P18"/>
      <text:list xml:id="list2014466122" text:style-name="L7">
        <text:list-item>
          <text:p text:style-name="P182">консольные утилиты </text:p>
        </text:list-item>
      </text:list>
      <text:list xml:id="list151532071" text:style-name="L8">
        <text:list-item>
          <text:p text:style-name="P203"><text:span text:style-name="T8">gui (tk) –</text:span><text:span text:style-name="T8"> Oh, no!</text:span></text:p>
        </text:list-item>
        <text:list-item>
          <text:p text:style-name="P183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12">"hello"[0] <text:s text:c="3"/>#=&gt; 104</text:p>
      <text:p text:style-name="P112"/>
      <text:p text:style-name="P75">ruby 1.9.x и 2.0.0</text:p>
      <text:p text:style-name="P75"/>
      <text:p text:style-name="P112">"hello"[0] <text:s text:c="3"/>#=&gt; “h”</text:p>
      <text:p text:style-name="P115"/>
      <text:p text:style-name="P82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8">irb – интерактивный руби </text:span><text:span text:style-name="T8">(REPL - read, evaluate, print, loop)</text:span></text:p>
      <text:p text:style-name="P23"/>
      <text:p text:style-name="P38"><text:span text:style-name="T8">&gt;&gt;&gt; Демонстрация, </text:span><text:span text:style-name="T8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12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77"/>
      <text:p text:style-name="P113">9/4 <text:s text:c="14"/>#=&gt;2 <text:s text:c="2"/>удивлены?</text:p>
      <text:p text:style-name="P113">9.0/4 <text:s text:c="11"/>#=&gt;2.25 <text:s text:c="2"/># floating p</text:p>
      <text:p text:style-name="P77">&gt;&gt;&gt; 9.to_f/4 <text:s text:c="10"/>#=&gt;2.25 <text:s text:c="2"/># более удобная альтернатива, вызвав у целого числа метод to_f, (to float)</text:p>
      <text:p text:style-name="P113">“oo” + “ps” <text:s text:c="6"/>#=&gt;”oops” <text:s/># конкатенация строк</text:p>
      <text:p text:style-name="P113">puts “hello, world!” <text:s/># печатает, но <text:span text:style-name="T1">возвращает</text:span> nil</text:p>
      <text:p text:style-name="P77"/>
      <text:p text:style-name="P77">&gt;&gt;&gt; a <text:s/>= puts “hello”</text:p>
      <text:p text:style-name="P77">&gt;&gt;&gt; a #=&gt; nil</text:p>
      <text:p text:style-name="P113">num = 6+3</text:p>
      <text:p text:style-name="P113">num += 2</text:p>
      <text:p text:style-name="P113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8">Полезные </text:span><text:span text:style-name="T8">утилиты – ri</text:span></text:p>
      <text:p text:style-name="P31"/>
      <text:p text:style-name="P38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3"/>
      <text:p text:style-name="P112">&gt;ri --help</text:p>
      <text:p text:style-name="P112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7">&gt;&gt;&gt; <text:span text:style-name="T12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12">Имена </text:span><text:span text:style-name="T12">переменных и констант состоят из:</text:span></text:p>
      <text:list xml:id="list1470589578" text:style-name="L9">
        <text:list-item>
          <text:p text:style-name="P184">буквы</text:p>
        </text:list-item>
        <text:list-item>
          <text:p text:style-name="P184">цифры (не может быть первой)</text:p>
        </text:list-item>
        <text:list-item>
          <text:p text:style-name="P184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11">&gt;puts RUBY_VERSION</text:p>
      <text:p text:style-name="P81"/>
      <text:p text:style-name="P81">полезные константы: STDOUT, STDERR</text:p>
      <text:p text:style-name="P81"/>
      <text:p text:style-name="P81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0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5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1">Типы данных</text:p>
            <text:p text:style-name="P131">Операции:</text:p>
            <text:p text:style-name="P131"><text:s/>* интерполяция</text:p>
            <text:p text:style-name="P131"><text:s/>* regular expression matching</text:p>
            <text:p text:style-name="P131">управляющие структуры</text:p>
            <text:p text:style-name="P131"><text:s/>* if</text:p>
            <text:p text:style-name="P131"><text:s/>* while</text:p>
          </table:table-cell>
          <table:table-cell table:style-name="Таблица2.A1" office:value-type="string">
            <text:p text:style-name="P132">Занятие 3</text:p>
            <text:p text:style-name="P132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491515485" text:style-name="L10">
        <text:list-item>
          <text:p text:style-name="P185">что такое irb и ri?</text:p>
        </text:list-item>
        <text:list-item>
          <text:p text:style-name="P185">в hello.upcase, как называется часть upcase (ответ: метод)</text:p>
        </text:list-item>
        <text:list-item>
          <text:p text:style-name="P185">какая разница между # и . перед названием метода при обращении в ri: например String#upcase и String.new</text:p>
        </text:list-item>
        <text:list-item>
          <text:p text:style-name="P185">Чем отличаются переменные от констант</text:p>
        </text:list-item>
        <text:list-item>
          <text:p text:style-name="P185">Как именуются переменные, каким регулярным выражением вы бы это описали. Ответ: [_a-z][A-Za-z_0-9]</text:p>
        </text:list-item>
        <text:list-item>
          <text:p text:style-name="P204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04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827810757" text:style-name="L11">
        <text:list-item>
          <text:p text:style-name="P186">допустимые значения и свойства</text:p>
        </text:list-item>
        <text:list-item>
          <text:p text:style-name="P186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2182579230" text:style-name="L12">
        <text:list-item>
          <text:p text:style-name="P187">численные: Integer, Float, Fixnum (&lt;Integer), Bignum (&lt;Integer), Numeric</text:p>
        </text:list-item>
        <text:list-item>
          <text:p text:style-name="P187">строковые String</text:p>
        </text:list-item>
        <text:list-item>
          <text:p text:style-name="P187">логические (булевские = boolean): FalseClass, TrueClass</text:p>
        </text:list-item>
        <text:list-item>
          <text:p text:style-name="P192">File, IO, Symbol</text:p>
        </text:list-item>
        <text:list-item>
          <text:p text:style-name="P192">Array</text:p>
        </text:list-item>
        <text:list-item>
          <text:p text:style-name="P192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1408368327" text:style-name="L13">
        <text:list-item>
          <text:p text:style-name="P188">Dictionary, PartOfSpeechDictionary</text:p>
        </text:list-item>
        <text:list-item>
          <text:p text:style-name="P188">Sentence</text:p>
        </text:list-item>
        <text:list-item>
          <text:p text:style-name="P188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768741997" text:style-name="L14">
        <text:list-item>
          <text:p text:style-name="P189">динамическая типизация (shell, awk, ruby, python,...) /dynamically typed language/</text:p>
        </text:list-item>
        <text:list-item>
          <text:p text:style-name="P189">статическая типизация (С, Java)</text:p>
        </text:list-item>
      </text:list>
      <text:p text:style-name="P20"/>
      <text:p text:style-name="P20">При статической типизации</text:p>
      <text:list xml:id="list547371079" text:style-name="L15">
        <text:list-item>
          <text:p text:style-name="P190">тип переменной задается сразу</text:p>
          <text:p text:style-name="P222">пример в C: int a = 20</text:p>
        </text:list-item>
        <text:list-item>
          <text:p text:style-name="P190">тип переменной нельзя изменить в процессе работы</text:p>
        </text:list-item>
      </text:list>
      <text:p text:style-name="P126">пример: a = “now this is a string” </text:p>
      <text:list xml:id="list237573514" text:continue-numbering="true" text:style-name="L15">
        <text:list-header>
          <text:p text:style-name="P220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1488296536" text:style-name="L16">
        <text:list-item>
          <text:list>
            <text:list-item>
              <text:p text:style-name="P191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11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78">Здесь слайд 30: if-elsif-elsif-elsif-else-end</text:p>
      <text:p text:style-name="P78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0">if paper =~ /[a-z]/</text:p>
      <text:p text:style-name="P60"><text:s text:c="4"/>puts “contains letters”</text:p>
      <text:p text:style-name="P60">end</text:p>
      <text:p text:style-name="P60"/>
      <text:p text:style-name="P60">Задание: Что возвращают следующие команды (в irb) ?</text:p>
      <text:p text:style-name="P60"/>
      <text:p text:style-name="P60">“paper” =~ /[a-z]/ <text:s/>#=&gt; 0</text:p>
      <text:p text:style-name="P60">“Paper” =~ /[a-z]/ #=&gt; 1</text:p>
      <text:p text:style-name="P60">“Paper” =~ /[0-9]/ #=&gt; nil</text:p>
      <text:p text:style-name="P60"/>
      <text:p text:style-name="P60">Вопрос: что это может значить?</text:p>
      <text:p text:style-name="P60"/>
      <text:p text:style-name="P60">Ответ: начало метча в строке, позиция символа (считая от 0)</text:p>
      <text:p text:style-name="P75"/>
      <text:p text:style-name="P55">Что есть true и что есть false</text:p>
      <text:p text:style-name="P60"/>
      <text:p text:style-name="P6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0"/>
      <text:p text:style-name="P60">if “Paper” =~ /[a-z]/</text:p>
      <text:p text:style-name="P60"><text:s/>…</text:p>
      <text:p text:style-name="P60">end</text:p>
      <text:p text:style-name="P60"/>
      <text:p text:style-name="P60">&gt;&gt; Что будет результатом =~</text:p>
      <text:p text:style-name="P60"/>
      <text:p text:style-name="P60">if 1</text:p>
      <text:p text:style-name="P60"><text:s text:c="2"/>...</text:p>
      <text:p text:style-name="P60">end</text:p>
      <text:p text:style-name="P60"/>
      <text:p text:style-name="P60">Задание: Что напечатает следующая команда?</text:p>
      <text:p text:style-name="P60"/>
      <text:p text:style-name="P60">irb&gt;if 1; then puts “is true”; else puts “is false”; end</text:p>
      <text:p text:style-name="P60"/>
      <text:p text:style-name="P60">Задание: Какие из следующих выражений считаются true в руби?</text:p>
      <text:p text:style-name="P60"/>
      <text:p text:style-name="P60">-5 <text:s text:c="9"/>true</text:p>
      <text:p text:style-name="P60">0 <text:s text:c="11"/>true <text:s text:c="9"/># в AWK false</text:p>
      <text:p text:style-name="P60">“paper” <text:s/>true</text:p>
      <text:p text:style-name="P60">“” <text:s text:c="10"/>true <text:s text:c="9"/># в AWK false</text:p>
      <text:p text:style-name="P60">true <text:s text:c="7"/>true <text:s text:c="9"/># нету в AWK</text:p>
      <text:p text:style-name="P60">false <text:s text:c="5"/>false <text:s text:c="9"/># нету в AWK</text:p>
      <text:p text:style-name="P60">nil <text:s text:c="8"/>false <text:s text:c="9"/>#</text:p>
      <text:p text:style-name="P60"/>
      <text:p text:style-name="P42"/>
      <text:p text:style-name="P120"/>
      <text:p text:style-name="P55"><text:soft-page-break/>Циклы</text:p>
      <text:p text:style-name="P41"/>
      <text:p text:style-name="P41">Циклы позволяют выполнить какое-то действие/действия <text:span text:style-name="T1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75"/>
      <text:p text:style-name="P55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19">expression-that-is-</text:span><text:span text:style-name="T17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19">i=0, j=0 </text:p>
      <text:p text:style-name="P119">i=1, j=1 </text:p>
      <text:p text:style-name="P119">i=2, j=3 </text:p>
      <text:p text:style-name="P41">&gt;&gt;&gt; Почему цикл не пошел на следующую итерацию?</text:p>
      <text:p text:style-name="P119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28"/>
          </table:table-cell>
          <table:table-cell table:style-name="Table37.A2" office:value-type="string">
            <text:p text:style-name="P128"/>
          </table:table-cell>
          <table:table-cell table:style-name="Table37.A2" office:value-type="string">
            <text:p text:style-name="P128"/>
          </table:table-cell>
          <table:table-cell table:style-name="Table37.D2" office:value-type="string">
            <text:p text:style-name="P128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56"/>
      <text:p text:style-name="P56">Как читать из потока ввода</text:p>
      <text:p text:style-name="P56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56"/>
      <text:p text:style-name="P42">Знать отличия между:</text:p>
      <text:p text:style-name="P42"/>
      <text:p text:style-name="P120">String#chomp String#chomp!</text:p>
      <text:p text:style-name="P120">String#chop <text:s text:c="3"/>String#chop!</text:p>
      <text:p text:style-name="P120">String#strip <text:s text:c="4"/>String#strip!</text:p>
      <text:p text:style-name="P75"/>
      <text:p text:style-name="P79">Задание test_numbers.rb</text:p>
      <text:p text:style-name="P79"/>
      <text:p text:style-name="P75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5"/>
      <text:p text:style-name="P75"/>
      <text:p text:style-name="P23"/>
      <text:p text:style-name="P15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1">Решение задач</text:p>
          </table:table-cell>
          <table:table-cell table:style-name="Table2.A1" office:value-type="string">
            <text:p text:style-name="P132">Занятие 4</text:p>
            <text:p text:style-name="P132">(60 мин)</text:p>
          </table:table-cell>
        </table:table-row>
      </table:table>
      <text:p text:style-name="P23"/>
      <text:p text:style-name="P23">Вопросы:</text:p>
      <text:p text:style-name="P23"/>
      <text:list xml:id="list1075050820" text:style-name="L17">
        <text:list-item>
          <text:p text:style-name="P193">На что влияет тип данных?</text:p>
        </text:list-item>
        <text:list-item>
          <text:p text:style-name="P193">Как Руби знает, к какому типу относится тот или иной программный объект?</text:p>
        </text:list-item>
      </text:list>
      <text:list xml:id="list1331824995" text:style-name="L18">
        <text:list-item>
          <text:p text:style-name="P223">В двойных/одинарных кавычках это … ? – String</text:p>
        </text:list-item>
        <text:list-item>
          <text:p text:style-name="P223">В квадратных скобках это … ? – Array</text:p>
        </text:list-item>
        <text:list-item>
          <text:p text:style-name="P223">В фигурный скобках это ... ? -- Hash</text:p>
        </text:list-item>
        <text:list-item>
          <text:p text:style-name="P223">Как задать диапазон? – .. или ...</text:p>
        </text:list-item>
      </text:list>
      <text:list xml:id="list1918514135" text:continue-list="list1075050820" text:style-name="L17">
        <text:list-item>
          <text:p text:style-name="P193">Можно ли изменить тип переменной в программе?</text:p>
        </text:list-item>
        <text:list-item>
          <text:p text:style-name="P193">Назовите некоторые методы, которые преобразуют объект к другому типу? – (to_s, to_i, to_f, to_a)</text:p>
        </text:list-item>
        <text:list-item>
          <text:p text:style-name="P193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193">Что такое интерполяция и где ее использовать?</text:p>
        </text:list-item>
        <text:list-item>
          <text:p text:style-name="P193">Почему оператор условия if называется оператором ветвления?</text:p>
        </text:list-item>
        <text:list-item>
          <text:p text:style-name="P193">Сколько веток и какие могут быть в if?</text:p>
        </text:list-item>
        <text:list-item>
          <text:p text:style-name="P193">Имеет ли значение порядок ветвей в if?</text:p>
        </text:list-item>
        <text:list-item>
          <text:p text:style-name="P193">Назовите операторы сравнения: </text:p>
        </text:list-item>
      </text:list>
      <text:list xml:id="list1119588565" text:style-name="L19">
        <text:list-item>
          <text:p text:style-name="P224">ответ: &lt; &gt; == !=</text:p>
        </text:list-item>
      </text:list>
      <text:list xml:id="list876413183" text:continue-list="list1918514135" text:style-name="L17">
        <text:list-item>
          <text:p text:style-name="P193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193">Почему то, что возвращает оператор =~ , можно использовать в условии?</text:p>
        </text:list-item>
        <text:list-item>
          <text:p text:style-name="P193">Что у руби является true и что false?</text:p>
        </text:list-item>
        <text:list-item>
          <text:p text:style-name="P193">Зачем нужны циклы?</text:p>
        </text:list-item>
        <text:list-item>
          <text:p text:style-name="P193">При каком условии выполняется тело цикла while? Сколько раз он выполняется?</text:p>
        </text:list-item>
        <text:list-item>
          <text:p text:style-name="P193">Когда заканчивается цикл while?</text:p>
        </text:list-item>
        <text:list-item>
          <text:p text:style-name="P193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52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28"/>
          </table:table-cell>
          <table:covered-table-cell/>
          <table:table-cell table:style-name="Table3.A1" table:number-columns-spanned="2" office:value-type="string">
            <text:p text:style-name="P129">Gold corpus</text:p>
          </table:table-cell>
          <table:covered-table-cell/>
          <table:table-cell table:style-name="Table3.E1" office:value-type="string">
            <text:p text:style-name="P129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9">True (<text:span text:style-name="T22">NP</text:span>)</text:p>
          </table:table-cell>
          <table:table-cell table:style-name="Table3.C2" office:value-type="string">
            <text:p text:style-name="P129">False (<text:span text:style-name="T22">non-NP</text:span>)</text:p>
          </table:table-cell>
          <table:table-cell table:style-name="Table3.E2" office:value-type="string">
            <text:p text:style-name="P128"/>
          </table:table-cell>
        </table:table-row>
        <table:table-row>
          <table:table-cell table:style-name="Table3.C2" table:number-rows-spanned="2" office:value-type="string">
            <text:p text:style-name="P128">Auto</text:p>
          </table:table-cell>
          <table:table-cell table:style-name="Table3.C2" office:value-type="string">
            <text:p text:style-name="P128">Positive (<text:span text:style-name="T20">NP</text:span>)</text:p>
          </table:table-cell>
          <table:table-cell table:style-name="Table3.C2" office:value-type="string">
            <text:p text:style-name="P128">tp: <text:span text:style-name="T20">NP</text:span> = <text:span text:style-name="T22">NP</text:span></text:p>
          </table:table-cell>
          <table:table-cell table:style-name="Table3.C2" office:value-type="string">
            <text:p text:style-name="P128">fp: <text:span text:style-name="T20">NP</text:span> != <text:span text:style-name="T22">non-NP</text:span></text:p>
          </table:table-cell>
          <table:table-cell table:style-name="Table3.E2" office:value-type="string">
            <text:p text:style-name="P128">--&gt; precision</text:p>
          </table:table-cell>
        </table:table-row>
        <table:table-row>
          <table:covered-table-cell/>
          <table:table-cell table:style-name="Table3.C2" office:value-type="string">
            <text:p text:style-name="P128">Negative (<text:span text:style-name="T20">non-NP</text:span>)</text:p>
          </table:table-cell>
          <table:table-cell table:style-name="Table3.C2" office:value-type="string">
            <text:p text:style-name="P128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28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28"/>
          </table:table-cell>
        </table:table-row>
        <table:table-row>
          <table:table-cell table:style-name="Table3.C2" office:value-type="string">
            <text:p text:style-name="P128"/>
          </table:table-cell>
          <table:table-cell table:style-name="Table3.C2" office:value-type="string">
            <text:p text:style-name="P128"/>
          </table:table-cell>
          <table:table-cell table:style-name="Table3.C2" office:value-type="string">
            <text:p text:style-name="P128">--&gt; recall</text:p>
          </table:table-cell>
          <table:table-cell table:style-name="Table3.C2" office:value-type="string">
            <text:p text:style-name="P128"/>
          </table:table-cell>
          <table:table-cell table:style-name="Table3.E2" office:value-type="string">
            <text:p text:style-name="P128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9">Сравнение</text:p>
          </table:table-cell>
          <table:table-cell table:style-name="Table4.A1" office:value-type="string">
            <text:p text:style-name="P129">Gold</text:p>
          </table:table-cell>
          <table:table-cell table:style-name="Table4.A1" office:value-type="string">
            <text:p text:style-name="P129">Auto</text:p>
          </table:table-cell>
          <table:table-cell table:style-name="Table4.D1" office:value-type="string">
            <text:p text:style-name="P129">Класс</text:p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3">
            <text:p text:style-name="P128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8"/>
          </table:table-cell>
        </table:table-row>
        <table:table-row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8"/>
          </table:table-cell>
        </table:table-row>
      </table:table>
      <text:p text:style-name="P23"/>
      <text:p text:style-name="P112">Accuracy: (tp + tn) / (tp + tn + fp + fn)</text:p>
      <text:p text:style-name="P112"/>
      <text:p text:style-name="P112"/>
      <text:p text:style-name="P112">Precision: tp / (tp + fp)</text:p>
      <text:p text:style-name="P112"/>
      <text:p text:style-name="P112">Recall: tp / (tp + fn)</text:p>
      <text:p text:style-name="P75"/>
      <text:p text:style-name="P99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5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1">Решение задач</text:p>
            <text:p text:style-name="P131">lesson.04/precision</text:p>
            <text:p text:style-name="P131">lesson.04.tasks/task.{02,03}</text:p>
          </table:table-cell>
          <table:table-cell table:style-name="Table5.A1" office:value-type="string">
            <text:p text:style-name="P132">Занятие 6</text:p>
            <text:p text:style-name="P132">(60 мин)</text:p>
          </table:table-cell>
        </table:table-row>
      </table:table>
      <text:p text:style-name="P23"/>
      <text:p text:style-name="P23">Раздаточный материал:</text:p>
      <text:list xml:id="list1160335617" text:style-name="L20">
        <text:list-item>
          <text:p text:style-name="P194">lesson.06.tar.bz2</text:p>
        </text:list-item>
        <text:list-item>
          <text:p text:style-name="P194"/>
        </text:list-item>
        <text:list-item>
          <text:p text:style-name="P194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1">Разбор заданий</text:p>
            <text:p text:style-name="P131">Массивы</text:p>
            <text:p text:style-name="P131"/>
          </table:table-cell>
          <table:table-cell table:style-name="Table6.A1" office:value-type="string">
            <text:p text:style-name="P132">Занятие 7</text:p>
            <text:p text:style-name="P132"/>
          </table:table-cell>
        </table:table-row>
      </table:table>
      <text:p text:style-name="P23"/>
      <text:p text:style-name="P32">Раздаточный материал</text:p>
      <text:p text:style-name="P32"/>
      <text:list xml:id="list116848767" text:style-name="L21">
        <text:list-item>
          <text:p text:style-name="P200">lesson.07.tar.bz2</text:p>
        </text:list-item>
        <text:list-item>
          <text:p text:style-name="P202">dictester.all.tar.bz2 (дапм всего DicTester --all)</text:p>
        </text:list-item>
        <text:list-item>
          <text:p text:style-name="P202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496935212" text:style-name="L22">
        <text:list-item>
          <text:p text:style-name="P195">правильное VBD заканчиватся на ED: confuse -&gt; confused</text:p>
        </text:list-item>
        <text:list-item>
          <text:p text:style-name="P195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1">find_vb_irrvbd.out</text:span></text:p>
      <text:p text:style-name="P23"/>
      <text:p text:style-name="P23">Сравнить выход с моим:</text:p>
      <text:p text:style-name="P23"/>
      <text:p text:style-name="P112">Verbs (VB) in dictionary: 11785 </text:p>
      <text:p text:style-name="P112">Regular/irregular VBD: 8948/280 (= 9228 в сумме)</text:p>
      <text:p text:style-name="P23"/>
      <text:p text:style-name="P23">Если есть отличия,</text:p>
      <text:list xml:id="list87957530" text:style-name="L23">
        <text:list-item>
          <text:p text:style-name="P196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53">p.55 и lesson.14 в старом курсе, можно взять без изменений</text:p>
      <text:p text:style-name="P153"/>
      <text:p text:style-name="P55">Массивы</text:p>
      <text:p text:style-name="P55"/>
      <text:p text:style-name="P60">Массивы один из базовых типов данных, есть во всех языках программирования</text:p>
      <text:p text:style-name="P60"/>
      <text:p text:style-name="P122">letters = [“a”, “b”, “c”, “d”, “e”]</text:p>
      <text:p text:style-name="P122"/>
      <text:p text:style-name="P60">Массив это структура данных, содержащая ряд объектов, доступ к которым определен по индексу.</text:p>
      <text:p text:style-name="P60"/>
      <text:p text:style-name="P60">В руби массивы индексируются начиная с 0.</text:p>
      <text:p text:style-name="P6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28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28">ключ/индекс</text:p>
          </table:table-cell>
          <table:table-cell table:style-name="Table27.B2" office:value-type="string">
            <text:p text:style-name="P128">значение</text:p>
          </table:table-cell>
        </table:table-row>
        <table:table-row>
          <table:table-cell table:style-name="Table27.A3" office:value-type="float" office:value="0">
            <text:p text:style-name="P128">0</text:p>
          </table:table-cell>
          <table:table-cell table:style-name="Table27.B2" office:value-type="string">
            <text:p text:style-name="P128">“a”</text:p>
          </table:table-cell>
        </table:table-row>
        <table:table-row>
          <table:table-cell table:style-name="Table27.A3" office:value-type="float" office:value="1">
            <text:p text:style-name="P128">1</text:p>
          </table:table-cell>
          <table:table-cell table:style-name="Table27.B2" office:value-type="string">
            <text:p text:style-name="P128">“b”</text:p>
          </table:table-cell>
        </table:table-row>
        <table:table-row>
          <table:table-cell table:style-name="Table27.A3" office:value-type="float" office:value="2">
            <text:p text:style-name="P128">2</text:p>
          </table:table-cell>
          <table:table-cell table:style-name="Table27.B2" office:value-type="string">
            <text:p text:style-name="P128">“c”</text:p>
          </table:table-cell>
        </table:table-row>
        <table:table-row>
          <table:table-cell table:style-name="Table27.A3" office:value-type="float" office:value="3">
            <text:p text:style-name="P128">3</text:p>
          </table:table-cell>
          <table:table-cell table:style-name="Table27.B2" office:value-type="string">
            <text:p text:style-name="P128">“d”</text:p>
          </table:table-cell>
        </table:table-row>
        <text:soft-page-break/>
        <table:table-row>
          <table:table-cell table:style-name="Table27.A3" office:value-type="float" office:value="4">
            <text:p text:style-name="P128">4</text:p>
          </table:table-cell>
          <table:table-cell table:style-name="Table27.B2" office:value-type="string">
            <text:p text:style-name="P128">“e”</text:p>
          </table:table-cell>
        </table:table-row>
        <table:table-row>
          <table:table-cell table:style-name="Table27.A3" office:value-type="float" office:value="5">
            <text:p text:style-name="P128">5</text:p>
          </table:table-cell>
          <table:table-cell table:style-name="Table27.B2" office:value-type="string">
            <text:p text:style-name="P128">“f”</text:p>
          </table:table-cell>
        </table:table-row>
      </table:table>
      <text:p text:style-name="P60"/>
      <text:p text:style-name="P60">чтобы получить доступ к некоторому элементу массива, нужно указать его индекс</text:p>
      <text:p text:style-name="P60"/>
      <text:p text:style-name="P122">letters[0] #=&gt; “a”</text:p>
      <text:p text:style-name="P122">letters[3] #=&gt; “d”</text:p>
      <text:p text:style-name="P60"/>
      <text:p text:style-name="P60">В руби в массиве можно хранить данные разных типов</text:p>
      <text:p text:style-name="P60"/>
      <text:p text:style-name="P122">things = [1, “uno”, 36.6, [“one”, “two”], 1..10]</text:p>
      <text:p text:style-name="P60"/>
      <text:p text:style-name="P60">&gt;&gt;&gt; Вопрос: что храниться в этом массиве под индексом 3?</text:p>
      <text:p text:style-name="P60"/>
      <text:p text:style-name="P60"><text:tab/>puts things[3] #=&gt;[“one”, “two”]</text:p>
      <text:p text:style-name="P60"/>
      <text:p text:style-name="P60">&gt;&gt;&gt; что распечатает</text:p>
      <text:p text:style-name="P60"><text:tab/>things[3][1] #=&gt; “two”</text:p>
      <text:p text:style-name="P60"/>
      <text:p text:style-name="P55">Получение доступа к элементу/элементам массива</text:p>
      <text:p text:style-name="P60"/>
      <text:p text:style-name="P60">дан массив:</text:p>
      <text:p text:style-name="P60"/>
      <text:p text:style-name="P122">letters = [“a”, “b”, “c”, “d”, “e”]</text:p>
      <text:p text:style-name="P60"/>
      <text:p text:style-name="P60">По индексу от начала массива</text:p>
      <text:p text:style-name="P60"/>
      <text:p text:style-name="P60"><text:tab/>letters[1] #=&gt; “b”</text:p>
      <text:p text:style-name="P60"/>
      <text:p text:style-name="P60">По индексу считая с конца массива</text:p>
      <text:p text:style-name="P60"/>
      <text:p text:style-name="P60"><text:tab/>letters[-1] #=&gt; “e” # последний элемент массива</text:p>
      <text:p text:style-name="P60"><text:tab/>letters[-2] #=&gt; “d” # предпоследний элемент массива</text:p>
      <text:p text:style-name="P60"/>
      <text:p text:style-name="P60">Задание: Как выделить несколько элементов? например, b,c,d.</text:p>
      <text:p text:style-name="P60"/>
      <text:p text:style-name="P60">&gt;&gt;&gt; Что мы хотим получить, выделяя несколько элементов?</text:p>
      <text:p text:style-name="P60"/>
      <text:p text:style-name="P60"><text:tab/>читать ri Array#[]</text:p>
      <text:p text:style-name="P60"/>
      <text:p text:style-name="P60"><text:tab/>letters[1,3] <text:s/># первый, длина</text:p>
      <text:p text:style-name="P60"><text:tab/>letters[1..3] # диапазон от первого до 3го (<text:span text:style-name="T1">включительно</text:span>)</text:p>
      <text:p text:style-name="P60"/>
      <text:p text:style-name="P60">Задание: как еще выделить первый или последний элемент массива?</text:p>
      <text:p text:style-name="P60"/>
      <text:p text:style-name="P60"><text:tab/>см. ri Array</text:p>
      <text:p text:style-name="P60"/>
      <text:p text:style-name="P60"><text:tab/>Array#first</text:p>
      <text:p text:style-name="P60"><text:tab/>Array#last</text:p>
      <text:p text:style-name="P60"/>
      <text:p text:style-name="P60">&gt;&gt;&gt; Что произойдет, если массив пустой?</text:p>
      <text:p text:style-name="P60"><text:soft-page-break/>&gt;&gt;&gt; Демо. как добавить свой метод для доступа к k-ому элементу</text:p>
      <text:p text:style-name="P60"/>
      <text:p text:style-name="P60">class Array</text:p>
      <text:p text:style-name="P60"><text:tab/>def second</text:p>
      <text:p text:style-name="P60"><text:tab/><text:tab/>self[1]</text:p>
      <text:p text:style-name="P60"><text:tab/>end</text:p>
      <text:p text:style-name="P60">end</text:p>
      <text:p text:style-name="P60"/>
      <text:p text:style-name="P55">Как задать массив</text:p>
      <text:p text:style-name="P60"/>
      <text:p text:style-name="P60">Перечислить через запятую</text:p>
      <text:p text:style-name="P60"/>
      <text:p text:style-name="P60"><text:tab/>letters = [“a”, “b”, “c”, “d”, “e”]</text:p>
      <text:p text:style-name="P60"/>
      <text:p text:style-name="P60">массив <text:span text:style-name="T1">строк</text:span> можно задать также таким образом</text:p>
      <text:p text:style-name="P60"/>
      <text:p text:style-name="P122">letters = %w{a b c d e}</text:p>
      <text:p text:style-name="P122"/>
      <text:p text:style-name="P60">Преобразованием другого объекта в массив</text:p>
      <text:p text:style-name="P60"/>
      <text:p text:style-name="P60">- строки</text:p>
      <text:p text:style-name="P60"/>
      <text:p text:style-name="P60"><text:tab/>“hello”.split(‘’) #=&gt; ["h", "e", "l", "l", "o"]</text:p>
      <text:p text:style-name="P60"><text:tab/>“hello, world”.split #=&gt; [“hello,”, ‘world’]</text:p>
      <text:p text:style-name="P60"/>
      <text:p text:style-name="P60">- диапазона</text:p>
      <text:p text:style-name="P60"/>
      <text:p text:style-name="P60"><text:tab/>(1..5).to_a #=&gt; [1, 2, 3, 4, 5]</text:p>
      <text:p text:style-name="P60"><text:tab/>(‘a’..’e’).to_a #=&gt; ["a", "b", "c", "d", "e"] </text:p>
      <text:p text:style-name="P60"/>
      <text:p text:style-name="P60">&gt;&gt;&gt; Задание: создайте массив letters, содержащий все буквы анг алфавита</text:p>
      <text:p text:style-name="P60"/>
      <text:p text:style-name="P60"><text:tab/>letters = (‘a’..’z’).to_a</text:p>
      <text:p text:style-name="P60"/>
      <text:p text:style-name="P55">Добавление элементов в массив</text:p>
      <text:p text:style-name="P60"/>
      <text:p text:style-name="P122">letters = Array.new <text:s text:c="2"/># синоним letters = []</text:p>
      <text:p text:style-name="P122"/>
      <text:p text:style-name="P60">Здесь .new это название метода, создающего новый экземпляр массива. Этот метод называется <text:span text:style-name="T18">конструктором</text:span>.</text:p>
      <text:p text:style-name="P60"/>
      <text:p text:style-name="P60">Добавление элемента в конец массива</text:p>
      <text:p text:style-name="P60"/>
      <text:p text:style-name="P122">letters &lt;&lt; “a”</text:p>
      <text:p text:style-name="P122">letters &lt;&lt; “a” &lt;&lt; “b” &lt;&lt; “c”</text:p>
      <text:p text:style-name="P60"/>
      <text:p text:style-name="P60">синонимы</text:p>
      <text:p text:style-name="P122"/>
      <text:p text:style-name="P122">letters.push “k”</text:p>
      <text:p text:style-name="P122">letters.push(“k”, “l”, “m”)</text:p>
      <text:p text:style-name="P122">letters.push “k”, “l”, “m” <text:s/># можно без скобок</text:p>
      <text:p text:style-name="P60"/>
      <text:p text:style-name="P60"><text:soft-page-break/>можно назначить значение произвольному элементу массива</text:p>
      <text:p text:style-name="P60"/>
      <text:p text:style-name="P60"><text:tab/>letters[0] = ‘zzz’</text:p>
      <text:p text:style-name="P60"/>
      <text:p text:style-name="P60">Задание: какой вид будет иметь массив после выполнения следующих действий</text:p>
      <text:p text:style-name="P60"/>
      <text:p text:style-name="P60"><text:tab/>things = [‘a’, ‘b’]</text:p>
      <text:p text:style-name="P60"><text:tab/>things &lt;&lt; ‘k’ &lt;&lt; ‘l’</text:p>
      <text:p text:style-name="P60"><text:tab/>things [10] = ‘zzz’</text:p>
      <text:p text:style-name="P60"/>
      <text:p text:style-name="P60">Ответ: ["a", "b", "k", "l", nil, nil, nil, nil, nil, nil, "zzz"]</text:p>
      <text:p text:style-name="P60"/>
      <text:p text:style-name="P6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0"/>
      <text:p text:style-name="P60"><text:tab/>ri Array#[]=</text:p>
      <text:p text:style-name="P100"/>
      <text:p text:style-name="P60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0"/>
      <text:p text:style-name="P87"><text:tab/>letters[1..3] = [1,2] <text:s text:c="2"/>=&gt;<text:span text:style-name="T25"> ["a", 1, 2, "e", "f", "g", "h"]</text:span></text:p>
      <text:p text:style-name="P88"/>
      <text:p text:style-name="P88">Вопрос: Какой вид будет иметь массив после следующих действий?</text:p>
      <text:p text:style-name="P88"/>
      <text:p text:style-name="P88">numbers = (0...10).to_a <text:s text:c="28"/>=&gt; [0, 1, 2, 3, 4, 5, 6, 7, 8, 9]</text:p>
      <text:p text:style-name="P88">numbers[2..4] = [[2, 'dos'], [3, 'tres']]</text:p>
      <text:p text:style-name="P88">numbers <text:s text:c="51"/>=&gt; [0, 1, [2, "dos"], [3, "tres"], 5, 6, 7, 8, 9]</text:p>
      <text:p text:style-name="P7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1">Решение задач</text:p>
            <text:p text:style-name="P131"/>
          </table:table-cell>
          <table:table-cell table:style-name="Table7.A1" office:value-type="string">
            <text:p text:style-name="P132">Занятие 8</text:p>
            <text:p text:style-name="P132">(90 минут)</text:p>
          </table:table-cell>
        </table:table-row>
      </table:table>
      <text:p text:style-name="P162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210698001" text:style-name="L24">
        <text:list-item>
          <text:p text:style-name="P197">lesson.08.tar.bz2</text:p>
        </text:list-item>
        <text:list-item>
          <text:p text:style-name="P197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755134714" text:style-name="L25">
        <text:list-item>
          <text:p text:style-name="P201">Что есть массив и в чем его отличие от просто переменной?</text:p>
        </text:list-item>
        <text:list-item>
          <text:p text:style-name="P201">Как объявить массив? Зачем объявлять массив?</text:p>
        </text:list-item>
        <text:list-item>
          <text:p text:style-name="P201">Как создать массив? Как создать массив строк?</text:p>
        </text:list-item>
        <text:list-item>
          <text:p text:style-name="P201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01">Как получить содержимое какой-то ячейки массива? И как положить значение в ячейку?</text:p>
        </text:list-item>
        <text:list-item>
          <text:p text:style-name="P201">Можно ли получать или назначать значения сразу нескольким элементам массива?</text:p>
        </text:list-item>
        <text:list-item>
          <text:p text:style-name="P201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01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01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1">Итераторы (в массивах)</text:p>
            <text:p text:style-name="P131">Цикл for</text:p>
            <text:p text:style-name="P131">Другие методы массивов</text:p>
          </table:table-cell>
          <table:table-cell table:style-name="Table8.A1" office:value-type="string">
            <text:p text:style-name="P132">Занятие 9</text:p>
            <text:p text:style-name="P132">(90 минут)</text:p>
          </table:table-cell>
        </table:table-row>
      </table:table>
      <text:p text:style-name="P75"/>
      <text:p text:style-name="P36">Раздаточный материал</text:p>
      <text:p text:style-name="P36"/>
      <text:list xml:id="list2121691902" text:style-name="L26">
        <text:list-item>
          <text:p text:style-name="P198">lesson.09.tar.bz2</text:p>
        </text:list-item>
        <text:list-item>
          <text:p text:style-name="P198">колода карт (для объяснения итераторов)</text:p>
        </text:list-item>
      </text:list>
      <text:p text:style-name="P75"/>
      <text:p text:style-name="P80">Вопросы</text:p>
      <text:p text:style-name="P80"/>
      <text:list xml:id="list1439239327" text:style-name="L27">
        <text:list-item>
          <text:p text:style-name="P199">Сколько времени в неделю вы тратить на rufsl (ДЗ, повторение слайдов).</text:p>
        </text:list-item>
      </text:list>
      <text:p text:style-name="P76"/>
      <text:p text:style-name="P55">Итераторы</text:p>
      <text:p text:style-name="P40"/>
      <text:p text:style-name="P88">Объяснение работы итераторов на примере карт</text:p>
      <text:p text:style-name="P88"><text:tab/>два человека</text:p>
      <text:p text:style-name="P88"><text:tab/>один - итератор each</text:p>
      <text:p text:style-name="P88"><text:tab/>другой - блок</text:p>
      <text:p text:style-name="P88"><text:tab/>первый - выдает одну карту</text:p>
      <text:p text:style-name="P88"><text:tab/>другой - что-то с ней делает: красные налево, черные направо</text:p>
      <text:p text:style-name="P88"><text:tab/>первый - выдает другую карту</text:p>
      <text:p text:style-name="P88"><text:tab/>другой - ….</text:p>
      <text:p text:style-name="P88"/>
      <text:p text:style-name="P88">То есть, управление поочередно передается от одного метода к другому.</text:p>
      <text:p text:style-name="P88"/>
      <text:p text:style-name="P88">Разобрать итераторы</text:p>
      <text:p text:style-name="P88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1">Синонимичный цикл for</text:p>
      <text:p text:style-name="P57"/>
      <text:p text:style-name="P44">Цикл for синономичен Array#each</text:p>
      <text:p text:style-name="P44"/>
      <text:p text:style-name="P44">letters = %w{a b c d e}</text:p>
      <text:p text:style-name="P44"/>
      <text:p text:style-name="P44">for i in letters</text:p>
      <text:p text:style-name="P44"><text:s text:c="2"/>puts i</text:p>
      <text:p text:style-name="P44">end</text:p>
      <text:p text:style-name="P44"/>
      <text:p text:style-name="P44">Страшная тайна: for вызывает each, for можно использовать с любым объектом, для которого определен метод each</text:p>
      <text:p text:style-name="P44"/>
      <text:p text:style-name="P44">Доказательство. Замените массив на строку.</text:p>
      <text:p text:style-name="P44"/>
      <text:p text:style-name="P44">for i in "hello"</text:p>
      <text:p text:style-name="P44"><text:s text:c="2"/>puts i</text:p>
      <text:p text:style-name="P44">end</text:p>
      <text:p text:style-name="P44"><text:soft-page-break/></text:p>
      <text:p text:style-name="P44">Сообщение об ошибке NoMethodError: undefined method `<text:span text:style-name="T1">each</text:span>' for "hello":String</text:p>
      <text:p text:style-name="P40"/>
      <text:p text:style-name="P55">Задания</text:p>
      <text:p text:style-name="P60"/>
      <text:p text:style-name="P60">!!! Задание: Посчитайте длины всех слов в списке words.txt</text:p>
      <text:p text:style-name="P60"/>
      <text:p text:style-name="P60">примерный выход (см. word_lengths/word_lengths_1.out)</text:p>
      <text:p text:style-name="P60"/>
      <text:p text:style-name="P122">52 words of length 1 </text:p>
      <text:p text:style-name="P122">183 words of length 2 </text:p>
      <text:p text:style-name="P122">838 words of length 3 </text:p>
      <text:p text:style-name="P122"/>
      <text:p text:style-name="P60">ответ: word_lengths/word_lengths_1.rb</text:p>
      <text:p text:style-name="P60"/>
      <text:p text:style-name="P60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0"/>
      <text:p text:style-name="P60">примерный выход (см. word_lengths/word_lengths_2.out):</text:p>
      <text:p text:style-name="P60"/>
      <text:p text:style-name="P60"><text:tab/>1 52, A, B, C, D, E, F, G, H, I, J </text:p>
      <text:p text:style-name="P60"><text:tab/>2 183, Ac, Ag, Al, Am, Ar, As, At, Au, Av, Ba </text:p>
      <text:p text:style-name="P60"/>
      <text:p text:style-name="P60">ответ: word_lengths/word_lengths_2.rb</text:p>
      <text:p text:style-name="P61"/>
      <text:p text:style-name="P56">ri Array</text:p>
      <text:p text:style-name="P58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0"/>
      <text:p text:style-name="P4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0"><text:s text:c="2"/><text:span text:style-name="T1">collect, collect!</text:span>, combination, <text:span text:style-name="T1">compact, compact!</text:span>, <text:span text:style-name="T1">concat, count</text:span>, cycle, </text:p>
      <text:p text:style-name="P40"><text:s text:c="2"/>dclone, <text:span text:style-name="T1">delete, delete_at, delete_if</text:span>, drop, drop_while, <text:span text:style-name="T1">each, each_index, </text:span></text:p>
      <text:p text:style-name="P40"><text:span text:style-name="T1"><text:s text:c="2"/>empty?</text:span>, eql?, fetch, fill, find_index, f<text:span text:style-name="T1">irst, flatten, flatten!</text:span>, frozen?, </text:p>
      <text:p text:style-name="P40"><text:s text:c="2"/>hash, <text:span text:style-name="T1">include?, index</text:span>, initialize_copy, i<text:span text:style-name="T1">nsert, inspect, join, keep_if, </text:span></text:p>
      <text:p text:style-name="P40"><text:span text:style-name="T1"><text:s text:c="2"/>last, length, map, map!</text:span>, pack, permutation, <text:span text:style-name="T1">pop</text:span>, <text:span text:style-name="T1">pretty_print</text:span>, </text:p>
      <text:p text:style-name="P40"><text:s text:c="2"/>pretty_print_cycle, product, <text:span text:style-name="T1">push</text:span>, rassoc, <text:span text:style-name="T1">reject, reject!</text:span>, </text:p>
      <text:p text:style-name="P40"><text:s text:c="2"/>repeated_combination, repeated_permutation, <text:span text:style-name="T1">replace</text:span>, <text:span text:style-name="T1">reverse, reverse!</text:span>, </text:p>
      <text:p text:style-name="P40"><text:s text:c="2"/><text:span text:style-name="T1">reverse_each</text:span>, <text:span text:style-name="T1">rindex</text:span>, rotate, rotate!, <text:span text:style-name="T1">sample, select, select!</text:span>, shelljoin, </text:p>
      <text:p text:style-name="P4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0"><text:s text:c="2"/>take_while, to_a, to_ary, <text:span text:style-name="T1">to_s</text:span>, transpose, <text:span text:style-name="T1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1"/>
      <text:p text:style-name="P55">Получение нескольких <text:span text:style-name="T26">несоседних</text:span> значений</text:p>
      <text:p text:style-name="P60"/>
      <text:p text:style-name="P6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0"/>
      <text:p text:style-name="P60">Дан массив (см. lesson.09/data)</text:p>
      <text:p text:style-name="P60"/>
      <text:p text:style-name="P60"><text:tab/>@months = %w[ Jan Feb Mar Apr May Jun Jul Aug Sep Oct Nov Dec ]</text:p>
      <text:p text:style-name="P60"/>
      <text:p text:style-name="P60">!!! Задание: выполнить в irb:</text:p>
      <text:p text:style-name="P60"><text:tab/>load ‘data’</text:p>
      <text:p text:style-name="P60"><text:tab/>@months</text:p>
      <text:p text:style-name="P60"/>
      <text:p text:style-name="P60">&gt;&gt;&gt;Новая инфа:</text:p>
      <text:list xml:id="list1294915822" text:style-name="L28">
        <text:list-item>
          <text:p text:style-name="P167">метод Kernel#load</text:p>
        </text:list-item>
        <text:list-item>
          <text:p text:style-name="P167">глобальные переменные начинаются с @</text:p>
        </text:list-item>
      </text:list>
      <text:p text:style-name="P60"/>
      <text:p text:style-name="P60">Почему переменная должны быть объявлена как глобальная</text:p>
      <text:p text:style-name="P60">из Kernel#load: … In no circumstance will any local variables in the loaded file be propagated to the loading environment.</text:p>
      <text:p text:style-name="P60"/>
      <text:p text:style-name="P60">!!! Задание: Попробуйте загрузить таким же образом файл data.2 и доступиться к массиву days, которым там определен.</text:p>
      <text:p text:style-name="P60"/>
      <text:p text:style-name="P60"/>
      <text:p text:style-name="P60">!!! Задание: нужно за одну операцию получить все весенние и два первых осенних месяца, например, зная их номера в массиве.</text:p>
      <text:p text:style-name="P60"/>
      <text:p text:style-name="P60"><text:tab/>["Mar", "Apr", "May", "Sep", "Oct"]</text:p>
      <text:p text:style-name="P60"/>
      <text:p text:style-name="P60">ri Array#values_at</text:p>
      <text:p text:style-name="P60"/>
      <text:p text:style-name="P60"><text:tab/>@months.values_at(2..4, 8, 9) </text:p>
      <text:p text:style-name="P60"/>
      <text:p text:style-name="P60"># то есть, селекторами могут быть диапазоны или целые числа (положительные или отрицательные)</text:p>
      <text:p text:style-name="P60"/>
      <text:p text:style-name="P55">Методы с ! и ?</text:p>
      <text:p text:style-name="P60"/>
      <text:p text:style-name="P60">Имена методов могут заканчиваться на знаки ! и ?</text:p>
      <text:p text:style-name="P60"/>
      <text:p text:style-name="P60"><text:tab/>Array#empty? <text:s text:c="2"/>String#empty?</text:p>
      <text:p text:style-name="P60"><text:tab/>Array#include? <text:s/>String#include?</text:p>
      <text:p text:style-name="P60"/>
      <text:p text:style-name="P60">Вопрос: что это может обозначать? почитайте в ri описание разных методов с ?</text:p>
      <text:p text:style-name="P60"/>
      <text:p text:style-name="P60">&gt;&gt;&gt; все описания в ri начинаются с <text:span text:style-name="T1">Returns true if ...</text:span></text:p>
      <text:p text:style-name="P60"/>
      <text:p text:style-name="P60">Такие методы всегда возвращают булевское true или false.</text:p>
      <text:p text:style-name="P60"/>
      <text:p text:style-name="P60"><text:soft-page-break/><text:tab/>[].empty? <text:s/>#=&gt; true <text:s/>, да массив пуст</text:p>
      <text:p text:style-name="P60"><text:tab/>%w[a b c].empty? <text:s/>#=&gt; false, нет, массив не пуст</text:p>
      <text:p text:style-name="P60"/>
      <text:p text:style-name="P60"><text:tab/>arr = [“one”, “two”, “three”]</text:p>
      <text:p text:style-name="P60"><text:tab/>arr.member?('one') #=&gt; true</text:p>
      <text:p text:style-name="P60"><text:tab/>arr.include?(1) #=&gt; false</text:p>
      <text:p text:style-name="P60"/>
      <text:p text:style-name="P60">синонимы: Array#member? и Array#include?</text:p>
      <text:p text:style-name="P60"/>
      <text:p text:style-name="P60">&gt;&gt;&gt; Какие есть предикаты у объектов класса Array?</text:p>
      <text:p text:style-name="P60">&gt;&gt;&gt; empty? eql? include? member?</text:p>
      <text:p text:style-name="P60">&gt;&gt;&gt; Имеют ли смысл методы типа clear? length? delete?</text:p>
      <text:p text:style-name="P60"/>
      <text:p text:style-name="P60"><text:tab/>[].are_you_ok? <text:s/>#=&gt; <text:span text:style-name="T1">NoMethodError</text:span>: undefined method `are_you_ok?' for []:Array</text:p>
      <text:p text:style-name="P60"/>
      <text:p text:style-name="P55">Методы, заканчивающиеся на !</text:p>
      <text:p text:style-name="P60"/>
      <text:p text:style-name="P60">Знак ! (bang) обозначает, что метод “опасный”. Всегда есть метод без ! и метод с ! есть его опасный вариант</text:p>
      <text:p text:style-name="P60"/>
      <text:p text:style-name="P60">Вопрос: какие есть парные методы у класса Array?</text:p>
      <text:p text:style-name="P60"/>
      <text:p text:style-name="P60"><text:tab/>collect collect! <text:s text:c="3"/>map map!</text:p>
      <text:p text:style-name="P60"><text:tab/>compact compact!</text:p>
      <text:p text:style-name="P60"><text:tab/>flatten flatten!</text:p>
      <text:p text:style-name="P60"><text:tab/>reject reject!</text:p>
      <text:p text:style-name="P60"><text:tab/>reverse reverse!</text:p>
      <text:p text:style-name="P60"><text:tab/>rotate rotate!</text:p>
      <text:p text:style-name="P60"><text:tab/>select select!</text:p>
      <text:p text:style-name="P60"><text:tab/>slice slice!</text:p>
      <text:p text:style-name="P60"><text:tab/>sort_by sort_by! <text:s text:c="3"/># sort_by определен в Enumerable а не в Array</text:p>
      <text:p text:style-name="P60"><text:tab/>shuffle shuffle!</text:p>
      <text:p text:style-name="P60"><text:tab/>uniq uniq!</text:p>
      <text:p text:style-name="P60"/>
      <text:p text:style-name="P60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0"/>
      <text:p text:style-name="P60"><text:tab/>arr = [1, 2, nil, 4]</text:p>
      <text:p text:style-name="P60"/>
      <text:p text:style-name="P60">сравните (в irb)</text:p>
      <text:p text:style-name="P60"><text:tab/>arr.compact</text:p>
      <text:p text:style-name="P60"><text:tab/>#=&gt; [1,2,4]</text:p>
      <text:p text:style-name="P60"><text:tab/>arr</text:p>
      <text:p text:style-name="P60"><text:tab/>#=&gt; [1, 2, nil, 4]</text:p>
      <text:p text:style-name="P60"/>
      <text:p text:style-name="P60"><text:tab/>arr.compact!</text:p>
      <text:p text:style-name="P60"><text:tab/>#=&gt; [1,2,4]</text:p>
      <text:p text:style-name="P60"><text:tab/>arr</text:p>
      <text:p text:style-name="P60"><text:tab/>#=&gt; [1, 2, 4]</text:p>
      <text:p text:style-name="P60"><text:tab/></text:p>
      <text:p text:style-name="P60">Много других методов, без !, также изменяют ресивер:</text:p>
      <text:p text:style-name="P60"/>
      <text:p text:style-name="P60"><text:soft-page-break/><text:tab/>Array#delete</text:p>
      <text:p text:style-name="P60"><text:tab/>Array#push</text:p>
      <text:p text:style-name="P60"/>
      <text:p text:style-name="P63">!!! Задание: см. lesson.09/find_vb_incomplete_pdg.2.rb</text:p>
      <text:p text:style-name="P60"/>
      <text:p text:style-name="P6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0"/>
      <text:p text:style-name="P60">[[[ ri вам в помощь! ]]]</text:p>
      <text:p text:style-name="P60"/>
      <text:p text:style-name="P60">Практический совет: не давайте имя с ! всякому методу, который изменяет свой ресивер.</text:p>
      <text:p text:style-name="P60"/>
      <text:p text:style-name="P55">Задания</text:p>
      <text:p text:style-name="P60"/>
      <text:p text:style-name="P61">Мысленно выполните следующий скрипт lesson.09/test_compact.rb</text:p>
      <text:p text:style-name="P61"/>
      <text:p text:style-name="P60">!!! Задание: сколько элементов содержит массив @months в конце <text:span text:style-name="T19">выполнения</text:span> скрипта? </text:p>
      <text:p text:style-name="P60"/>
      <text:p text:style-name="P60"><text:tab/>puts @months.length</text:p>
      <text:p text:style-name="P60"><text:tab/>#=&gt; 12</text:p>
      <text:p text:style-name="P60"/>
      <text:p text:style-name="P60">!!! Задание: удалите из массива все nil. Сколько элементов содержит сейчас массив @months?</text:p>
      <text:p text:style-name="P60">&gt;&gt;&gt; Исправить скрипт непосредственно</text:p>
      <text:p text:style-name="P60"/>
      <text:p text:style-name="P60"><text:tab/>@months.compact!</text:p>
      <text:p text:style-name="P60">альтернатива: @months = @months.compact</text:p>
      <text:p text:style-name="P60">альтерматива @months.delete</text:p>
      <text:p text:style-name="P60"/>
      <text:p text:style-name="P60"><text:tab/>puts @months.size <text:s text:c="5"/># синонимы: Array#length Array#size</text:p>
      <text:p text:style-name="P60"/>
      <text:p text:style-name="P55">Строковое представление массива</text:p>
      <text:p text:style-name="P60"/>
      <text:p text:style-name="P60">Array#to_s</text:p>
      <text:p text:style-name="P60"/>
      <text:p text:style-name="P60">1.8.7</text:p>
      <text:p text:style-name="P60"><text:tab/>puts [1,2,3,4].to_s</text:p>
      <text:p text:style-name="P60"><text:tab/>#=&gt; 1234</text:p>
      <text:p text:style-name="P60"><text:tab/>puts [1,2,3,4].inspect </text:p>
      <text:p text:style-name="P60"><text:tab/>#=&gt; [1, 2, 3, 4]</text:p>
      <text:p text:style-name="P60">1.9.x</text:p>
      <text:p text:style-name="P60"><text:tab/>puts [1, 2, 3, 4].to_s</text:p>
      <text:p text:style-name="P60"><text:tab/>#=&gt; [1, 2, 3, 4]</text:p>
      <text:p text:style-name="P60"><text:tab/>puts [1,2,3,4].inspect </text:p>
      <text:p text:style-name="P60"><text:tab/>#=&gt; [1, 2, 3, 4]</text:p>
      <text:p text:style-name="P60"/>
      <text:p text:style-name="P60">Array#join(sep=$,)</text:p>
      <text:p text:style-name="P60">$, - output field seperator, по умолчанию nil</text:p>
      <text:p text:style-name="P60"/>
      <text:p text:style-name="P60">arr = %w{uno dos tres}</text:p>
      <text:p text:style-name="P60"><text:soft-page-break/></text:p>
      <text:p text:style-name="P60">Вопрос: как выведется следущий массив</text:p>
      <text:p text:style-name="P60"/>
      <text:p text:style-name="P60"><text:tab/>puts arr.join</text:p>
      <text:p text:style-name="P60"><text:tab/>puts arr.join(',')</text:p>
      <text:p text:style-name="P60"/>
      <text:p text:style-name="P55">Method chaining (сцепление методов?)</text:p>
      <text:p text:style-name="P60"/>
      <text:p text:style-name="P60">показать на картинках, что в точках. и как на это влияет метод с !</text:p>
      <text:p text:style-name="P60"/>
      <text:p text:style-name="P60"><text:tab/>nums = %w[one two three four]</text:p>
      <text:p text:style-name="P60"/>
      <text:p text:style-name="P60"><text:tab/>nums.sort.reverse.join('-')</text:p>
      <text:p text:style-name="P60"><text:tab/>=&gt; "two-three-one-four"</text:p>
      <text:p text:style-name="P60"/>
      <text:p text:style-name="P60">создаются промежуточные временные объекты</text:p>
      <text:p text:style-name="P60"><text:s/></text:p>
      <text:p text:style-name="P60">шаг 1 <text:s/>| nums <text:s text:c="4"/>| <text:s/>исходный массив</text:p>
      <text:p text:style-name="P60">шаг 2 <text:s/>| .sort <text:s text:c="6"/>| <text:s/>["four", "one", "three", "two"]</text:p>
      <text:p text:style-name="P60">шаг 3 <text:s/>| .reverse | <text:s/>["two", "three", "one", "four"]</text:p>
      <text:p text:style-name="P60">шаг 4 <text:s/>| .join('-') <text:s text:c="2"/>| "two-three-one-four"</text:p>
      <text:p text:style-name="P60"/>
      <text:p text:style-name="P60">&gt;&gt;&gt; показать, что на каждом шаге это разные объекты, используя object_id.</text:p>
      <text:p text:style-name="P60"/>
      <text:p text:style-name="P60">!!! Вопрос: какой вид имеет массив nums после этих манипуляций?</text:p>
      <text:p text:style-name="P60">!!! Ответ: он не изменился</text:p>
      <text:p text:style-name="P60"/>
      <text:p text:style-name="P6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0"/>
      <text:p text:style-name="P60">!!! Ответ: результат такой же, но первоначальный массив изменился</text:p>
      <text:p text:style-name="P60"><text:tab/>nums</text:p>
      <text:p text:style-name="P60"><text:tab/># =&gt; ["two", "three", "one", "four"]</text:p>
      <text:p text:style-name="P6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1">Разбор заданий</text:p>
            <text:p text:style-name="P131">Array#map</text:p>
            <text:p text:style-name="P131"/>
          </table:table-cell>
          <table:table-cell table:style-name="Table9.A1" office:value-type="string">
            <text:p text:style-name="P132">Занятие 10</text:p>
            <text:p text:style-name="P132">(90 минут)</text:p>
          </table:table-cell>
        </table:table-row>
      </table:table>
      <text:p text:style-name="P60"/>
      <text:p text:style-name="P133">Раздаточный материал</text:p>
      <text:p text:style-name="P133"/>
      <text:list xml:id="list2162199086" text:style-name="L29">
        <text:list-item>
          <text:p text:style-name="P227">lesson.10.tar.bz2</text:p>
        </text:list-item>
      </text:list>
      <text:p text:style-name="P131"/>
      <text:p text:style-name="P133">Вопросы</text:p>
      <text:p text:style-name="P133"/>
      <text:list xml:id="list775971234" text:style-name="L30">
        <text:list-item>
          <text:p text:style-name="P230">Сколько времени ушло на ДЗ на этой неделе?</text:p>
        </text:list-item>
        <text:list-item>
          <text:p text:style-name="P230">Просмотрели ли презентацию до конца и есть ли вопросы? Что стоит рассмотреть сейчас?</text:p>
        </text:list-item>
        <text:list-item>
          <text:p text:style-name="P230">Что общего в методах, имена которых оканчиваются на знак вопроса?</text:p>
        </text:list-item>
        <text:list-item>
          <text:p text:style-name="P230">О чем говорит знак ! в имени метода?</text:p>
        </text:list-item>
        <text:list-item>
          <text:p text:style-name="P230">Все ли методы, оканчивающиеся на ! изменяют объект, к которому применяются?</text:p>
        </text:list-item>
        <text:list-item>
          <text:p text:style-name="P230">Назовите какие-нибудь методы объектов класса Array? И что они делают?</text:p>
        </text:list-item>
        <text:list-item>
          <text:p text:style-name="P230">Как преобразовать массив к строке (например, чтобы вывести его на печать)? -- to_s и join</text:p>
        </text:list-item>
      </text:list>
      <text:p text:style-name="P131"/>
      <text:p text:style-name="P131"/>
      <text:p text:style-name="P134">Разбор задания word_lengths_1.rb</text:p>
      <text:p text:style-name="P134"/>
      <text:p text:style-name="P136">см. lesson.10/word_lengths/</text:p>
      <text:p text:style-name="P136"/>
      <text:p text:style-name="P135">Результаты могут отличаться в зависимости от того, в какой кодировке приходит текст и как руби распознает эту кодировку.</text:p>
      <text:p text:style-name="P135"/>
      <text:p text:style-name="P135">кодировка файла data/words.txt UTF-8</text:p>
      <text:p text:style-name="P135"/>
      <text:list xml:id="list179206444" text:style-name="L31">
        <text:list-item>
          <text:p text:style-name="P231">lengths.with_cp1252 - <text:s/>длины вычислены неправильно</text:p>
        </text:list-item>
        <text:list-item>
          <text:p text:style-name="P231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35"/>
      <text:p text:style-name="P134">Разбор задания word_lengths_2.rb</text:p>
      <text:p text:style-name="P134"/>
      <text:p text:style-name="P142">Нарисовать красивую картинку, показывающую структуру данных</text:p>
      <text:p text:style-name="P142"/>
      <text:p text:style-name="P131">Обращение к элементу вложенного массива</text:p>
      <text:p text:style-name="P131"><text:tab/>lengths[i][j]</text:p>
      <text:p text:style-name="P131"/>
      <text:p text:style-name="P134">Разбор задания extract_nth_sentence.rb</text:p>
      <text:p text:style-name="P134"/>
      <text:p text:style-name="P136">Вопросы:</text:p>
      <text:list xml:id="list297956735" text:style-name="L32">
        <text:list-item>
          <text:p text:style-name="P233">Как определить каждое 10е предложение в тексте?</text:p>
        </text:list-item>
        <text:list-item>
          <text:p text:style-name="P233">Нужно ли накапливать предложения?</text:p>
        </text:list-item>
      </text:list>
      <text:p text:style-name="P136"/>
      <text:p text:style-name="P136">Что если использовать остаток от деления? Будет ли тот же результат?</text:p>
      <text:p text:style-name="P136"/>
      <text:p text:style-name="P136"><text:soft-page-break/><text:tab/>c_in % 10 == 0</text:p>
      <text:p text:style-name="P131"/>
      <text:p text:style-name="P131">&gt;&gt;&gt; могут быть отличия из-за 0 % 10 =&gt; 0</text:p>
      <text:p text:style-name="P131"/>
      <text:p text:style-name="P131">показать скрипт extract_nth_sentence_with_options.rb</text:p>
      <text:list xml:id="list1103049176" text:style-name="L33">
        <text:list-item>
          <text:p text:style-name="P228">глобальная переменная @nth</text:p>
        </text:list-item>
        <text:list-item>
          <text:p text:style-name="P228">внешняя библиотека optparse</text:p>
        </text:list-item>
        <text:list-item>
          <text:p text:style-name="P228">опция --help</text:p>
        </text:list-item>
        <text:list-item>
          <text:p text:style-name="P228">опция --each-nth=NUMBER</text:p>
        </text:list-item>
      </text:list>
      <text:p text:style-name="P131"/>
      <text:p text:style-name="P134">Разобрать непонятные слайды</text:p>
      <text:p text:style-name="P134"/>
      <text:p text:style-name="P131">Те слайды, которые были даны на самостоятельное изучение.</text:p>
      <text:p text:style-name="P131"/>
      <text:p text:style-name="P134">Отображение множества</text:p>
      <text:p text:style-name="P134"/>
      <text:p text:style-name="P137">Картинка 1: два множества, слева символы в нижнем регистре, справа - в верхнем</text:p>
      <text:p text:style-name="P138"/>
      <text:p text:style-name="P138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37">Картинка 2: два множества, слева слова, справа - длины слов (есть повторы)</text:p>
      <text:p text:style-name="P137"/>
      <text:p text:style-name="P138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101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56"/>
      <text:list xml:id="list1479233057" text:style-name="L34">
        <text:list-item>
          <text:p text:style-name="P225">map <text:s text:c="5"/><text:span text:style-name="T27">map!</text:span></text:p>
        </text:list-item>
        <text:list-item>
          <text:p text:style-name="P225">collect <text:s text:c="2"/><text:span text:style-name="T27">collect!</text:span></text:p>
        </text:list-item>
      </text:list>
      <text:p text:style-name="P157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43"><text:soft-page-break/>[“1”, “uno”, “234”, “dos”].map do |el|</text:p>
      <text:p text:style-name="P143"><text:s text:c="4"/>if el =~ /^\d+$/</text:p>
      <text:p text:style-name="P143"><text:s text:c="6"/>el.to_i</text:p>
      <text:p text:style-name="P143"><text:s text:c="4"/>else</text:p>
      <text:p text:style-name="P143"><text:s text:c="6"/>el.upcase</text:p>
      <text:p text:style-name="P143"><text:s text:c="4"/>end</text:p>
      <text:p text:style-name="P143"><text:s text:c="3"/>“HELLO” <text:s/># что произойдет, если добавить эту строку?</text:p>
      <text:p text:style-name="P143">end</text:p>
      <text:p text:style-name="P142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102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19">отображения</text:span></text:p>
      <text:p text:style-name="P12"/>
      <text:p text:style-name="P12"><text:tab/>@numbers.map {|item| item.length}</text:p>
      <text:p text:style-name="P12"><text:tab/>#=&gt; [<text:span text:style-name="T1">3</text:span>, 3, 4, <text:span text:style-name="T1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1">values_at</text:span>(0,-1)</text:p>
      <text:p text:style-name="P154"/>
      <text:p text:style-name="P155"/>
      <text:p text:style-name="P158">Задания на Array#map</text:p>
      <text:p text:style-name="P158"/>
      <text:p text:style-name="P160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59"/>
      <text:p text:style-name="P160"><text:tab/>не используя String#gsub на всем предложении</text:p>
      <text:p text:style-name="P155"><text:tab/>можно использовать String#match, Array#index, Array#split, String#gsub</text:p>
      <text:p text:style-name="P155"/>
      <text:p text:style-name="P155"><text:tab/>Что есть в тексте есть фразы as_ well_RB ?</text:p>
      <text:p text:style-name="P155"/>
      <text:p text:style-name="P155">ответ: lesson.10/untag.rb</text:p>
      <text:p text:style-name="P155"/>
      <text:p text:style-name="P155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31"/>
      <text:p text:style-name="P131"><text:tab/>? совпадает ли количество полей в SAO до и после?</text:p>
      <text:p text:style-name="P131"><text:tab/>!!! хитрость в том. что split удаляет разделители в конце.</text:p>
      <text:p text:style-name="P131"/>
      <text:p text:style-name="P13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1">Разбор заданий</text:p>
            <text:p text:style-name="P131">Array#all? , Array#any?</text:p>
            <text:p text:style-name="P131">Array#find, Array#select</text:p>
            <text:p text:style-name="P131">Array#sort, Array#sort_by</text:p>
          </table:table-cell>
          <table:table-cell table:style-name="Table10.A1" office:value-type="string">
            <text:p text:style-name="P132">Занятие 11</text:p>
            <text:p text:style-name="P132">(90 минут)</text:p>
          </table:table-cell>
        </table:table-row>
      </table:table>
      <text:p text:style-name="P60"/>
      <text:p text:style-name="P133">Раздаточный материал</text:p>
      <text:p text:style-name="P133"/>
      <text:list xml:id="list1721372795" text:continue-list="list2162199086" text:style-name="L29">
        <text:list-item>
          <text:p text:style-name="P227">lesson.11.tar.bz2</text:p>
        </text:list-item>
      </text:list>
      <text:p text:style-name="P131"/>
      <text:p text:style-name="P133">Вопросы</text:p>
      <text:p text:style-name="P133"/>
      <text:list xml:id="list830275486" text:style-name="L35">
        <text:list-item>
          <text:p text:style-name="P232">Сколько времени ушло на ДЗ на этой неделе?</text:p>
        </text:list-item>
        <text:list-item>
          <text:p text:style-name="P232">Для чего предназначен Array#map?</text:p>
        </text:list-item>
        <text:list-item>
          <text:p text:style-name="P232">Есть ли парный опасный метод Array#map! ?</text:p>
        </text:list-item>
        <text:list-item>
          <text:p text:style-name="P232">Чем отличается Array#values_at от Array#slice (Array#[]) ?</text:p>
        </text:list-item>
      </text:list>
      <text:p text:style-name="P135"/>
      <text:p text:style-name="P139">Краткий разбор задания extract_random_subcorpus.2.rb</text:p>
      <text:p text:style-name="P139"/>
      <text:p text:style-name="P135">lesson.10/subcorpus/extract_random_subcorpus.2.rb</text:p>
      <text:p text:style-name="P135"/>
      <text:p text:style-name="P135">нарисовать структуры данных и показать, как одно работает через другое.</text:p>
      <text:p text:style-name="P135"/>
      <text:p text:style-name="P140">Квантор всеобщности и квантор существования?</text:p>
      <text:p text:style-name="P142"/>
      <text:p text:style-name="P143">Array#include? = Array#member?</text:p>
      <text:p text:style-name="P143"/>
      <text:p text:style-name="P143">pets = %w{ bat dog cat cow wombat }</text:p>
      <text:p text:style-name="P143">pets.include?('dog') #=&gt; true</text:p>
      <text:p text:style-name="P143"/>
      <text:p text:style-name="P143">Array#all? – позволяет проверить, что все элементы удовлетворяют некоторому условию.</text:p>
      <text:p text:style-name="P143"/>
      <text:p text:style-name="P143">Например, все ли слова содержат букву “a”</text:p>
      <text:p text:style-name="P143"/>
      <text:p text:style-name="P143">pets.all? {|pet|</text:p>
      <text:p text:style-name="P143"><text:tab/>pet =~ /a/</text:p>
      <text:p text:style-name="P143">}</text:p>
      <text:p text:style-name="P143"/>
      <text:p text:style-name="P143">#=&gt; false</text:p>
      <text:p text:style-name="P143"/>
      <text:p text:style-name="P143">Вопрос: Каким будет результат следующей операции?</text:p>
      <text:p text:style-name="P143"/>
      <text:p text:style-name="P143">pets.all? {|pet|</text:p>
      <text:p text:style-name="P143"><text:tab/>pet =~ /[ieaou]/</text:p>
      <text:p text:style-name="P143">}</text:p>
      <text:p text:style-name="P143"/>
      <text:p text:style-name="P143">#=&gt; true.</text:p>
      <text:p text:style-name="P143"/>
      <text:p text:style-name="P143"><text:s/></text:p>
      <text:p text:style-name="P143">Array#any? – проверяет, есть ли <text:span text:style-name="T1">хотя бы один</text:span> элемент, удовлетворяющий данному условию.</text:p>
      <text:p text:style-name="P143"/>
      <text:p text:style-name="P143"><text:soft-page-break/>tags = [“NN”, “VBG”, “JJing”]</text:p>
      <text:p text:style-name="P143"/>
      <text:p text:style-name="P143">Надо выполнить что-либо, если у слова есть глагольные теги.</text:p>
      <text:p text:style-name="P143"/>
      <text:p text:style-name="P143">плохо</text:p>
      <text:p text:style-name="P143"/>
      <text:p text:style-name="P143">if tags.include?(“VB”) || tags.include?(“VBZ”)</text:p>
      <text:p text:style-name="P143"><text:s text:c="3"/>|| tags.include?(“VBD”) || tags.include?(“VBN”)</text:p>
      <text:p text:style-name="P143"><text:s text:c="3"/>|| tags.include?(“VBG”)</text:p>
      <text:p text:style-name="P143">then</text:p>
      <text:p text:style-name="P143"><text:s text:c="3"/># do smthing</text:p>
      <text:p text:style-name="P143">end</text:p>
      <text:p text:style-name="P143"/>
      <text:p text:style-name="P143">лучше, но все еще не очень хорошо: громоздко</text:p>
      <text:p text:style-name="P143"/>
      <text:p text:style-name="P143">tags.each do |tag|</text:p>
      <text:p text:style-name="P143"><text:tab/>if tag =~ /^V/</text:p>
      <text:p text:style-name="P143"><text:tab/><text:tab/># do smthing</text:p>
      <text:p text:style-name="P143"><text:tab/><text:tab/># ...</text:p>
      <text:p text:style-name="P143"><text:tab/><text:tab/>break <text:s/># Вопрос: зачем здесь break?</text:p>
      <text:p text:style-name="P143"><text:tab/>end</text:p>
      <text:p text:style-name="P143">end</text:p>
      <text:p text:style-name="P143"/>
      <text:p text:style-name="P143">правильно</text:p>
      <text:p text:style-name="P143"/>
      <text:p text:style-name="P143">if tags.any? { |tag| tag =~ /^V/ }</text:p>
      <text:p text:style-name="P143"><text:s text:c="4"/># do something</text:p>
      <text:p text:style-name="P143">end </text:p>
      <text:p text:style-name="P143"/>
      <text:p text:style-name="P143">Другие способы проверить наличие элемента в массиве</text:p>
      <text:p text:style-name="P143"/>
      <text:p text:style-name="P143">pets = %w{ bat dog cat cow wombat }</text:p>
      <text:p text:style-name="P143"/>
      <text:p text:style-name="P143">Объясните, почему это работает?</text:p>
      <text:p text:style-name="P143"/>
      <text:p text:style-name="P143">if pets.index('bat')</text:p>
      <text:p text:style-name="P143"><text:s text:c="4"/># мы здесь</text:p>
      <text:p text:style-name="P143">end</text:p>
      <text:p text:style-name="P143"/>
      <text:p text:style-name="P143">if pets.index('aircraft')</text:p>
      <text:p text:style-name="P143"><text:s text:c="4"/># сюда мы не попадем</text:p>
      <text:p text:style-name="P143">end</text:p>
      <text:p text:style-name="P143"/>
      <text:p text:style-name="P143">Array#index(val) – возвращает положение самой левой (первой) встречи val</text:p>
      <text:p text:style-name="P143">Array#rindex(val) – самой правой (последней)</text:p>
      <text:p text:style-name="P143">возвращаемый номер позиции всегда от начала слова (то есть, слева)</text:p>
      <text:p text:style-name="P143">Аналогичным образом работают эти же методы для класса String</text:p>
      <text:p text:style-name="P143">String#index</text:p>
      <text:p text:style-name="P143">String#rindex</text:p>
      <text:p text:style-name="P143"/>
      <text:p text:style-name="P143">Закончите код</text:p>
      <text:p text:style-name="P143"/>
      <text:p text:style-name="P143"><text:soft-page-break/>if “abrakadabra”.index(“k”) …</text:p>
      <text:p text:style-name="P143"><text:tab/>puts “В этом слове одна буква k”</text:p>
      <text:p text:style-name="P143">end</text:p>
      <text:p text:style-name="P143"/>
      <text:p text:style-name="P143">ответ</text:p>
      <text:p text:style-name="P143">if “abrakadabra”.index(“k”) == “abrakadabra”.rindex(“k”) <text:s/># 4 == 4</text:p>
      <text:p text:style-name="P143"><text:tab/>puts “В этом слове одна буква k”</text:p>
      <text:p text:style-name="P143">end</text:p>
      <text:p text:style-name="P143"/>
      <text:p text:style-name="P143">if “abrakadabra”.index(“b”) ...</text:p>
      <text:p text:style-name="P143"><text:tab/>puts “В этом слове больше одной буквы b”</text:p>
      <text:p text:style-name="P143">end</text:p>
      <text:p text:style-name="P143"/>
      <text:p text:style-name="P143">ответ</text:p>
      <text:p text:style-name="P143"/>
      <text:p text:style-name="P143">if “abrakadabra”.index(“b”) != “abrakadabra”.rindex(“b”) # 1 != 8</text:p>
      <text:p text:style-name="P143"><text:tab/>puts “В этом слове больше одной буквы b”</text:p>
      <text:p text:style-name="P143">end</text:p>
      <text:p text:style-name="P143"/>
      <text:p text:style-name="P143"/>
      <text:p text:style-name="P141">Задания</text:p>
      <text:p text:style-name="P141"/>
      <text:p text:style-name="P160">Из файла lesson.11/searching/text.txt выведите предложения, содержащие хотя бы одно слово в середине, написанное в Titlecase.</text:p>
      <text:p text:style-name="P143"/>
      <text:p text:style-name="P143">не используя String#=~ на все предложение. представьте предложение в виде массива слов.</text:p>
      <text:p text:style-name="P143"/>
      <text:p text:style-name="P143">ответ: finding/select_sent_with_titlecase_inside.rb</text:p>
      <text:p text:style-name="P143">ответ:finding/select_sent_with_titlecase_inside.2.rb <text:s/>с использованием Array#shift</text:p>
      <text:p text:style-name="P143"/>
      <text:p text:style-name="P146">Selecting element(s)</text:p>
      <text:p text:style-name="P146"/>
      <text:p text:style-name="P144">Как найти и выбрать из массива элемент(ы), удовлетворяющие некоторому условию?</text:p>
      <text:p text:style-name="P144"/>
      <text:p text:style-name="P161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44"/>
      <text:p text:style-name="P144"><text:s/>temperatures = [-19.6, -18.2, -11.8, -7.6, 1.2, 10.6, 16.0, 12.1, 4.9, -19, -20, -25]</text:p>
      <text:p text:style-name="P149"/>
      <text:p text:style-name="P145"><text:span text:style-name="T26"><text:s/>temperatures</text:span><text:span text:style-name="T26">.find {|el| el &gt; 0} <text:s/>#=&gt; 1.2</text:span></text:p>
      <text:p text:style-name="P144"/>
      <text:p text:style-name="P144">см. selecting/first_warm_month_temp.rb</text:p>
      <text:p text:style-name="P149"/>
      <text:p text:style-name="P143"><text:s/>см также Array#find <text:s/>= <text:s/>Array#detect</text:p>
      <text:p text:style-name="P143"><text:s/></text:p>
      <text:p text:style-name="P143">чем Array#find отличается от Array#select?</text:p>
      <text:p text:style-name="P143">Что вернет следующий код?</text:p>
      <text:p text:style-name="P143"/>
      <text:p text:style-name="P145"><text:span text:style-name="T26"><text:s/></text:span><text:span text:style-name="T26">temp</text:span><text:span text:style-name="T26">eratures</text:span><text:span text:style-name="T26">.select {|temp| temp &gt; 0} </text:span></text:p>
      <text:p text:style-name="P144"><text:s/>#=&gt; [1.2, 10.6, 16.0, 12.1, 4.9]</text:p>
      <text:p text:style-name="P145"><text:span text:style-name="T26">то есть, </text:span><text:span text:style-name="T2">массив</text:span><text:span text:style-name="T26"> всех подходящих значений</text:span></text:p>
      <text:p text:style-name="P144"><text:soft-page-break/></text:p>
      <text:p text:style-name="P144">см. также Array#grep</text:p>
      <text:p text:style-name="P147"/>
      <text:p text:style-name="P55">Сортировка массива, оператор &lt;=&gt;</text:p>
      <text:p text:style-name="P60"/>
      <text:p text:style-name="P60">sort, sort!</text:p>
      <text:p text:style-name="P60"/>
      <text:p text:style-name="P60"><text:tab/>words = %w{ pear apple strawberry apple bears }</text:p>
      <text:p text:style-name="P60"/>
      <text:p text:style-name="P60"><text:tab/>words.sort</text:p>
      <text:p text:style-name="P60"><text:tab/>#=&gt; ["apple", "apple", "bears", "pear", "strawberry"]</text:p>
      <text:p text:style-name="P60"/>
      <text:p text:style-name="P60">Элементы cравниваются между собой при помощи оператора &lt;=&gt;.</text:p>
      <text:p text:style-name="P60"/>
      <text:p text:style-name="P60">Почитайте ri про метод &lt;=&gt; у строк</text:p>
      <text:p text:style-name="P60"/>
      <text:p text:style-name="P60"><text:tab/>ri ‘String#&lt;=&gt;’ <text:tab/><text:tab/><text:tab/># кавычки обязательны</text:p>
      <text:p text:style-name="P60"/>
      <text:p text:style-name="P60"><text:tab/>str &lt;=&gt; other_str <text:s text:c="2"/>-&gt; -1, 0, +1</text:p>
      <text:p text:style-name="P60"/>
      <text:p text:style-name="P60">Что вернут следующие сравнения?</text:p>
      <text:p text:style-name="P60"/>
      <text:p text:style-name="P60"><text:tab/>'apple' &lt;=&gt; 'apple' <text:s/>#=&gt; 0</text:p>
      <text:p text:style-name="P60"><text:tab/>'apple' &lt;=&gt; 'bears' <text:s/>#=&gt; -1 <text:s text:c="2"/>apple сортируется перед bears</text:p>
      <text:p text:style-name="P60"><text:tab/>‘bears’ &lt;=&gt; ‘apple’ #=&gt; 1 <text:s text:c="2"/>bear сортируется после apple</text:p>
      <text:p text:style-name="P60"><text:tab/>‘apples’ &lt;=&gt; ‘apple’ #=&gt; 1</text:p>
      <text:p text:style-name="P60"/>
      <text:p text:style-name="P60">&gt;&gt;&gt; на операторе &lt;=&gt; <text:s/>завязан модуль-примесь Comparable, который дает методы сравнения &lt; &gt; &lt;= &gt;=</text:p>
      <text:p text:style-name="P60"/>
      <text:p text:style-name="P55">Сортировка с блоком</text:p>
      <text:p text:style-name="P60"/>
      <text:p text:style-name="P60">sort может принимать блок, в котором описана процедура сравнения двух элементов. блок должен возвращать -1, 0, 1</text:p>
      <text:p text:style-name="P60"/>
      <text:p text:style-name="P60">sort без блока эквивалентен</text:p>
      <text:p text:style-name="P60"/>
      <text:p text:style-name="P60"><text:tab/>array.sort {|a, b| <text:s text:c="22"/>&lt;--- как взаимно расположить элементы a и b?</text:p>
      <text:p text:style-name="P60"><text:tab/><text:tab/>a &lt;=&gt; b <text:s text:c="14"/>&lt;--- если -1, то ab; если 1 то ba</text:p>
      <text:p text:style-name="P60"><text:tab/>}</text:p>
      <text:p text:style-name="P60"/>
      <text:p text:style-name="P60">!!! Задание: какой командой можно отсортировать массив в обратном порядке (от большего к меньшему), не используя Array#reverse</text:p>
      <text:p text:style-name="P60"/>
      <text:p text:style-name="P60"><text:tab/>array.sort {|a,b| </text:p>
      <text:p text:style-name="P60"><text:tab/> <text:s text:c="3"/>b &lt;=&gt; a </text:p>
      <text:p text:style-name="P60"><text:tab/>}</text:p>
      <text:p text:style-name="P60"/>
      <text:p text:style-name="P60">см. lesson.11/sorting/test_sort_1.rb</text:p>
      <text:p text:style-name="P60"/>
      <text:p text:style-name="P60">!!! Задание: отсортируйте массив @numbers по длине слова</text:p>
      <text:p text:style-name="P60"/>
      <text:p text:style-name="P60"><text:soft-page-break/><text:tab/>@numbers.sort {|a,b| </text:p>
      <text:p text:style-name="P60"><text:tab/><text:tab/>a.length &lt;=&gt; b.length </text:p>
      <text:p text:style-name="P60"><text:tab/>}</text:p>
      <text:p text:style-name="P60"/>
      <text:p text:style-name="P60">см. lesson.11/sorting/test_sort_2.rb</text:p>
      <text:p text:style-name="P60"/>
      <text:p text:style-name="P60">!!! Вопрос: в обратном порядке, от больших длин к меньшим?</text:p>
      <text:p text:style-name="P60"/>
      <text:p text:style-name="P60"><text:tab/>@numbers.sort {|b,a| </text:p>
      <text:p text:style-name="P60"><text:tab/><text:tab/>a.length &lt;=&gt; b.length </text:p>
      <text:p text:style-name="P60"><text:tab/>}</text:p>
      <text:p text:style-name="P60"/>
      <text:p text:style-name="P60">&gt;&gt;&gt; подвох: см порядок |b, a|</text:p>
      <text:p text:style-name="P54"/>
      <text:p text:style-name="P105">Сортировка по вычисленному значению</text:p>
      <text:p text:style-name="P104"/>
      <text:p text:style-name="P104"><text:tab/>sort_by, sort_by!</text:p>
      <text:p text:style-name="P104"/>
      <text:p text:style-name="P60">Производят сортировку по вычесленному значению (внутри делается map)</text:p>
      <text:p text:style-name="P60"/>
      <text:p text:style-name="P60"><text:tab/>%w{ three one 1984 }.sort_by {|item|</text:p>
      <text:p text:style-name="P60"><text:tab/><text:tab/>item.length</text:p>
      <text:p text:style-name="P60"><text:tab/>}</text:p>
      <text:p text:style-name="P60"/>
      <text:p text:style-name="P60"><text:tab/>#=&gt; ["one", "1984", "three"]</text:p>
      <text:p text:style-name="P60"/>
      <text:p text:style-name="P60">см. test_sort_by_1.rb</text:p>
      <text:p text:style-name="P60"/>
      <text:p text:style-name="P60">!!!! Задание: исследуйте, что делает скрипт test_sort_by_2.rb</text:p>
      <text:p text:style-name="P60"/>
      <text:p text:style-name="P60"><text:tab/>["o<text:span text:style-name="T1">c</text:span>ho", "<text:span text:style-name="T1">c</text:span>inco", "cuatro", "dos", "diez", "uno", "nueve", "seis", "siete", "tres"]</text:p>
      <text:p text:style-name="P60"/>
      <text:p text:style-name="P60">!!! Ответ: сортирует по первой согласной букве</text:p>
      <text:p text:style-name="P60"/>
      <text:p text:style-name="P60">!!! Задание: измените test_sort_by_2.rb так, чтобы слова были отсортированы по количеству гласных в слове</text:p>
      <text:p text:style-name="P60"/>
      <text:p text:style-name="P60">ответ: test_sort_by_3.rb</text:p>
      <text:p text:style-name="P60"/>
      <text:p text:style-name="P60"><text:tab/>["dos", "tres", <text:s text:c="3"/>"seis", "diez", "cinco", "uno", "ocho", <text:s text:c="3"/>"siete", "nueve", "cuatro"]</text:p>
      <text:p text:style-name="P60"/>
      <text:p text:style-name="P60">Задания</text:p>
      <text:p text:style-name="P60"/>
      <text:p text:style-name="P60">!!! Задание: отсортируйте массив @trn_numbers по немецким словам?</text:p>
      <text:p text:style-name="P60"/>
      <text:p text:style-name="P60">@trn_numbers = [ </text:p>
      <text:p text:style-name="P60"><text:s text:c="4"/>[1, "one", <text:s text:c="3"/>"ein"], </text:p>
      <text:p text:style-name="P60"><text:s text:c="4"/>[2, "two", <text:s text:c="2"/>"zwei"], </text:p>
      <text:p text:style-name="P60"><text:s text:c="4"/>[3, "three", "drei"], </text:p>
      <text:p text:style-name="P60"><text:s text:c="4"/>[4, "four", <text:s/>"vier"], </text:p>
      <text:p text:style-name="P60"><text:s text:c="4"/>[5, "five", <text:s/>"fünf"] </text:p>
      <text:p text:style-name="P60">]</text:p>
      <text:p text:style-name="P60"><text:soft-page-break/></text:p>
      <text:p text:style-name="P60">см. lesson.10/sorting/test_sort_by_5.rb</text:p>
      <text:p text:style-name="P54">см. lesson.10/sorting/test_sort_3.rb</text:p>
      <text:p text:style-name="P13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1">Пользовательские методы</text:p>
          </table:table-cell>
          <table:table-cell table:style-name="Таблица3.A1" office:value-type="string">
            <text:p text:style-name="P132">Занятие 12</text:p>
            <text:p text:style-name="P132">(90 минут)</text:p>
          </table:table-cell>
        </table:table-row>
      </table:table>
      <text:p text:style-name="P8"/>
      <text:p text:style-name="P133">Раздаточный материал</text:p>
      <text:p text:style-name="P133"/>
      <text:list xml:id="list1570950895" text:continue-list="list1721372795" text:style-name="L29">
        <text:list-item>
          <text:p text:style-name="P227">lesson.12.tar.bz2</text:p>
        </text:list-item>
      </text:list>
      <text:p text:style-name="P131"/>
      <text:p text:style-name="P134">Вопросы</text:p>
      <text:list xml:id="list653167621" text:style-name="L36">
        <text:list-header>
          <text:p text:style-name="P234"/>
        </text:list-header>
        <text:list-item>
          <text:p text:style-name="P236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29">Метод sort оперирует двумя аргументами (они в |a,b|). Что это за аргументы?</text:p>
        </text:list-item>
        <text:list-item>
          <text:p text:style-name="P229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29">Как Array#sort отсортирует массив массивов?</text:p>
        </text:list-item>
        <text:list-item>
          <text:p text:style-name="P229">Чем отличается Array#sort_by от Array#sort ?</text:p>
        </text:list-item>
        <text:list-item>
          <text:p text:style-name="P229">Чем отличаются методы Array#all? и Array#any?</text:p>
        </text:list-item>
        <text:list-item>
          <text:p text:style-name="P237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237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237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229">Почему Array#index/rindex/find можно использовать в условиях? - они возвращают nil, если ничего не найдено</text:p>
        </text:list-item>
        <text:list-item>
          <text:p text:style-name="P237"><text:span text:style-name="T7">Чем отличается Array#find от Array#select</text:span><text:span text:style-name="T7">?</text:span></text:p>
        </text:list-item>
        <text:list-item>
          <text:p text:style-name="P229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31"/>
      <text:p text:style-name="P55">Пользовательские методы</text:p>
      <text:p text:style-name="P60"/>
      <text:p text:style-name="P60">Программист может задавать свои собственные методы</text:p>
      <text:p text:style-name="P60"/>
      <text:p text:style-name="P60">Метод это способ сгруппировать код в одном месте</text:p>
      <text:p text:style-name="P60"/>
      <text:list xml:id="list265115301" text:style-name="L37">
        <text:list-item>
          <text:p text:style-name="P168">возможность абстрагироваться от деталей реализации</text:p>
        </text:list-item>
        <text:list-item>
          <text:p text:style-name="P168">более читабельный и более легко управляемый код</text:p>
        </text:list-item>
        <text:list-item>
          <text:p text:style-name="P168">возможность повторного использования (code reuse)</text:p>
          <text:p text:style-name="P168"/>
        </text:list-item>
      </text:list>
      <text:p text:style-name="P60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19">def method_name(arg1, arg2....)</text:p>
      <text:p text:style-name="P119"><text:s text:c="3"/># команды</text:p>
      <text:p text:style-name="P119"><text:s text:c="3"/>return ...</text:p>
      <text:p text:style-name="P119">end</text:p>
      <text:p text:style-name="P119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31">см. пример использования методов:</text:p>
      <text:p text:style-name="P131"><text:tab/>methods/extract_random_subcorpus.3.rb</text:p>
      <text:p text:style-name="P131">исследуйте, что делает скрипт:</text:p>
      <text:p text:style-name="P131"><text:tab/>methods/extract_random_subcorpus.4.rb</text:p>
      <text:p text:style-name="P96">&gt;&gt;&gt; выбирает 10% предложений длиной меньше 10 слов и 15 % предложений больше 10 слов. Этот скрипт показывает code reuse</text:p>
      <text:p text:style-name="P96"/>
      <text:p text:style-name="P55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4">Задание: реализуйте метод max_of_three иначе</text:p>
      <text:p text:style-name="P44">ответ: methods/max_of_three.2.rb</text:p>
      <text:p text:style-name="P44">ответ: methods/max_of_three.3.rb</text:p>
      <text:p text:style-name="P45"/>
      <text:p text:style-name="P55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660035348" text:style-name="L38">
        <text:list-item>
          <text:p text:style-name="P205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05"><text:span text:style-name="T5">по </text:span><text:span text:style-name="T5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5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66">Множественное присваивание</text:p>
      <text:p text:style-name="P66"/>
      <text:p text:style-name="P65">это два разных объекта a и b</text:p>
      <text:p text:style-name="P65"/>
      <text:p text:style-name="P65"><text:tab/>a = b = 10</text:p>
      <text:p text:style-name="P45"/>
      <text:p text:style-name="P44">это две ссылки aa и bb на один объект</text:p>
      <text:p text:style-name="P44"/>
      <text:p text:style-name="P44"><text:tab/>aa = bb = [1,2,3,4]</text:p>
      <text:p text:style-name="P44"><text:tab/></text:p>
      <text:p text:style-name="P44"><text:tab/>aa &lt;&lt; 5</text:p>
      <text:p text:style-name="P44"><text:tab/>изменится и aa и bb</text:p>
      <text:p text:style-name="P45"/>
      <text:p text:style-name="P45"/>
      <text:p text:style-name="P55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4">Задание: <text:s/>в скрипте methods/extract_random_subcorpus.3.rb сделайте переменную pct видимой внутри метода.</text:p>
      <text:p text:style-name="P44"/>
      <text:p text:style-name="P44">ответ: <text:s/>methods/extract_random_subcorpus.5.rb</text:p>
      <text:p text:style-name="P44"/>
      <text:p text:style-name="P4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4"/>
      <text:p text:style-name="P45"/>
      <text:p text:style-name="P55">Return</text:p>
      <text:p text:style-name="P41"/>
      <text:p text:style-name="P41">Метод может возвращать какое-либо значение. Для этого используется ключевое слово <text:span text:style-name="T1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1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55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47">ответ: methods/select_by_length.rb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1"/>
            <text:p text:style-name="P131">Пользовательские методы</text:p>
          </table:table-cell>
          <table:table-cell table:style-name="Table11.A1" office:value-type="string">
            <text:p text:style-name="P132">Занятие 13</text:p>
            <text:p text:style-name="P132">(90 минут)</text:p>
          </table:table-cell>
        </table:table-row>
      </table:table>
      <text:p text:style-name="P8"/>
      <text:p text:style-name="P59">Раздаточный материал</text:p>
      <text:p text:style-name="P59"/>
      <text:list xml:id="list767477080" text:style-name="L39">
        <text:list-item>
          <text:p text:style-name="P169">lesson.13.tar.bz2</text:p>
        </text:list-item>
      </text:list>
      <text:p text:style-name="P4"/>
      <text:p text:style-name="P11">Вопросы</text:p>
      <text:p text:style-name="P4"/>
      <text:list xml:id="list1698482267" text:style-name="L40">
        <text:list-item>
          <text:p text:style-name="P170">зачем нужны методы?</text:p>
        </text:list-item>
        <text:list-item>
          <text:p text:style-name="P170">что возвращает метод и как он это делает?</text:p>
        </text:list-item>
        <text:list-item>
          <text:p text:style-name="P170">сколько значений может вернуть метод в руби?</text:p>
        </text:list-item>
      </text:list>
      <text:list xml:id="list1114328221" text:style-name="L41">
        <text:list-item>
          <text:p text:style-name="P171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841389629" text:continue-list="list1698482267" text:style-name="L40">
        <text:list-item>
          <text:p text:style-name="P170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70">как взаимодействуют ОДНОИМЕННЫЕ переменные внутри метода с переменными вне этого метода?</text:p>
        </text:list-item>
        <text:list-item>
          <text:p text:style-name="P170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558065225" text:style-name="L42">
        <text:list-item>
          <text:p text:style-name="P172">как задать глобальную переменную (для данного скрипта)? -- $name @name или константа</text:p>
        </text:list-item>
      </text:list>
      <text:list xml:id="list1835943901" text:continue-list="list841389629" text:style-name="L40">
        <text:list-item>
          <text:p text:style-name="P170">можно ли определить метод, который не принимает никаких аргументов?</text:p>
        </text:list-item>
        <text:list-item>
          <text:p text:style-name="P170">как передаются аргументы в метод?</text:p>
        </text:list-item>
      </text:list>
      <text:list xml:id="list1696355237" text:style-name="L43">
        <text:list-item>
          <text:p text:style-name="P173">позиционно</text:p>
        </text:list-item>
        <text:list-item>
          <text:p text:style-name="P173">по значению / по ссылке</text:p>
        </text:list-item>
      </text:list>
      <text:p text:style-name="P4"/>
      <text:p text:style-name="P11">Разбор задания syn_mtag2ts_max_freq.rb</text:p>
      <text:p text:style-name="P44"/>
      <text:p text:style-name="P44">lesson.13/01.maxfreqtag/ALGO</text:p>
      <text:p text:style-name="P44"/>
      <text:p text:style-name="P44">Пошагово, syn_mtag2ts_max_freq.rb:</text:p>
      <text:p text:style-name="P44"/>
      <text:p text:style-name="P121">вход:</text:p>
      <text:p text:style-name="P121">I CD/10_NP/10_PP1A/150 love NN/70_VB/60 apples NNS/20</text:p>
      <text:p text:style-name="P121"/>
      <text:p text:style-name="P121">выделить из строки отдельные поля:</text:p>
      <text:p text:style-name="P121">[“I”, “CD/10_NP/10_PP1A/150”, “love”, “NN/70_VB/60”, “apples”, “NNS/20”]</text:p>
      <text:p text:style-name="P121"/>
      <text:p text:style-name="P121">преобразовать множество тегов в одному. не-теги оставить как есть.</text:p>
      <text:p text:style-name="P121">[“I”, “PP1A”, “love”, “NN”, “apples”, “NNS”]</text:p>
      <text:p text:style-name="P121"/>
      <text:p text:style-name="P121">объединить в одну строку:</text:p>
      <text:p text:style-name="P121">“I_PP1A love_NN apples_NNS”</text:p>
      <text:p text:style-name="P44"/>
      <text:p text:style-name="P44">Варианты скрипта</text:p>
      <text:p text:style-name="P44"/>
      <text:p text:style-name="P44">syn_mtag2ts_max_freq.2.rb</text:p>
      <text:p text:style-name="P44"/>
      <text:list xml:id="list337990289" text:style-name="L44">
        <text:list-item>
          <text:p text:style-name="P174"><text:soft-page-break/>использует Array#max_by (см. также Array#max_by)</text:p>
        </text:list-item>
        <text:list-item>
          <text:p text:style-name="P174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4"/>
      <text:p text:style-name="P44">syn_mtag2ts_max_freq.3.rb</text:p>
      <text:p text:style-name="P44"/>
      <text:list xml:id="list142100962" text:style-name="L45">
        <text:list-item>
          <text:p text:style-name="P175">использует авторазложение массива на составляющие в | |</text:p>
        </text:list-item>
      </text:list>
      <text:p text:style-name="P44"/>
      <text:p text:style-name="P44">!!! Задание: Выделите функциональность выбора лучшего тега <text:s/>в метод.</text:p>
      <text:p text:style-name="P44"/>
      <text:p text:style-name="P44"><text:tab/>tag = tag_with_max_freq(tfs_as_string)</text:p>
      <text:p text:style-name="P44">или</text:p>
      <text:p text:style-name="P44"><text:tab/>tag = tag_with_max_freq(tfs_as_array)</text:p>
      <text:p text:style-name="P44"/>
      <text:p text:style-name="P44">ответ: syn_mtag2ts_max_freq.4.rb</text:p>
      <text:p text:style-name="P44"/>
      <text:p text:style-name="P59">Другие варианты этого же скрипта</text:p>
      <text:p text:style-name="P59"/>
      <text:p text:style-name="P44">syn_mtag2ts_max_freq.5.rb</text:p>
      <text:list xml:id="list59020057" text:style-name="L46">
        <text:list-item>
          <text:p text:style-name="P176">использует Array#map</text:p>
        </text:list-item>
      </text:list>
      <text:p text:style-name="P44"/>
      <text:p text:style-name="P44">syn_mtag2ts_max_freq.6.rb</text:p>
      <text:p text:style-name="P44">syn_mtag2ts_max_freq.6_fails.rb</text:p>
      <text:list xml:id="list1789064213" text:style-name="L47">
        <text:list-item>
          <text:p text:style-name="P177">все сжато в одну операцию. так писать нельзя</text:p>
        </text:list-item>
        <text:list-item>
          <text:p text:style-name="P177">надо использовать {} вместо do..end, потому что разная сила связывания</text:p>
        </text:list-item>
      </text:list>
      <text:p text:style-name="P44"/>
      <text:p text:style-name="P44">syn_mtag2ts_max_freq.7.rb</text:p>
      <text:list xml:id="list1179929170" text:style-name="L48">
        <text:list-item>
          <text:p text:style-name="P178">вся функциональность выбора лучших тегов вынесена в отдельный метод</text:p>
        </text:list-item>
      </text:list>
      <text:p text:style-name="P44"/>
      <text:p text:style-name="P59">Разбор задания syn_mtag2mtag_cstfilter.rb</text:p>
      <text:p text:style-name="P59"/>
      <text:p text:style-name="P44">самостоятельно</text:p>
      <text:p text:style-name="P44"/>
      <text:p text:style-name="P44">lesson.13/02/cstfilter/</text:p>
      <text:p text:style-name="P44"/>
      <text:p text:style-name="P44">syn_mtag2mtag_cstfilter.2.rb</text:p>
      <text:list xml:id="list1353622440" text:style-name="L49">
        <text:list-item>
          <text:p text:style-name="P179">использует метод title?</text:p>
        </text:list-item>
        <text:list-item>
          <text:p text:style-name="P179">использует тернарную операцию</text:p>
        </text:list-item>
      </text:list>
      <text:p text:style-name="P44"/>
      <text:p text:style-name="P59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723946518" text:style-name="L50">
        <text:list-item>
          <text:p text:style-name="P180">метод изменяет сам объект</text:p>
        </text:list-item>
        <text:list-item>
          <text:p text:style-name="P180">метод выполняет какое-то действие, результат которого не важен</text:p>
          <text:p text:style-name="P180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47"/>
      <text:p text:style-name="P55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19">Array#join(sep=$,)</text:p>
      <text:p text:style-name="P41"/>
      <text:p text:style-name="P60">arr = %w{uno dos tres}</text:p>
      <text:p text:style-name="P60"/>
      <text:p text:style-name="P60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47"/>
      <text:p text:style-name="P55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4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1">Циклы</text:p>
            <text:p text:style-name="P131">Модули</text:p>
          </table:table-cell>
          <table:table-cell table:style-name="Таблица4.A1" office:value-type="string">
            <text:p text:style-name="P132">Занятие 14</text:p>
            <text:p text:style-name="P132">(90 минут)</text:p>
          </table:table-cell>
        </table:table-row>
      </table:table>
      <text:p text:style-name="P52"/>
      <text:p text:style-name="P52">Циклы upto/downto</text:p>
      <text:p text:style-name="P52"/>
      <text:p text:style-name="P50">Как пробежаться по масcиву?</text:p>
      <text:p text:style-name="P50">Array#each, Array#reverse_each, while, for … in </text:p>
      <text:p text:style-name="P50"/>
      <text:p text:style-name="P5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0"/>
      <text:p text:style-name="P50">Используя диапазон:</text:p>
      <text:p text:style-name="P50"/>
      <text:p text:style-name="P50">(3..7).each {|i| puts i} </text:p>
      <text:p text:style-name="P50"/>
      <text:p text:style-name="P50">выход:</text:p>
      <text:p text:style-name="P50">3</text:p>
      <text:p text:style-name="P50">4 </text:p>
      <text:p text:style-name="P50">5</text:p>
      <text:p text:style-name="P50">6 </text:p>
      <text:p text:style-name="P50">7</text:p>
      <text:p text:style-name="P50"/>
      <text:p text:style-name="P50">Задание: как вывести числа в обратном порядке?</text:p>
      <text:p text:style-name="P50"/>
      <text:p text:style-name="P50">см loops/test_range_each.rb</text:p>
      <text:p text:style-name="P50"/>
      <text:p text:style-name="P50">Используя методы класса Integer : upto и downto</text:p>
      <text:p text:style-name="P4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4">3.upto(7) do |n|</text:p>
            <text:p text:style-name="P44"><text:s text:c="2"/>puts "Current number is #{n}"</text:p>
            <text:p text:style-name="P44">end</text:p>
          </table:table-cell>
          <table:table-cell table:style-name="Table38.B1" office:value-type="string">
            <text:p text:style-name="P128">Current number is 3</text:p>
            <text:p text:style-name="P128">Current number is 4 </text:p>
            <text:p text:style-name="P128">Current number is 5 </text:p>
            <text:p text:style-name="P128">Current number is 6 </text:p>
            <text:p text:style-name="P128">Current number is 7 </text:p>
          </table:table-cell>
        </table:table-row>
        <table:table-row>
          <table:table-cell table:style-name="Table38.A2" office:value-type="string">
            <text:p text:style-name="P128"/>
          </table:table-cell>
          <table:table-cell table:style-name="Table38.B2" office:value-type="string">
            <text:p text:style-name="P128"/>
          </table:table-cell>
        </table:table-row>
      </table:table>
      <text:p text:style-name="P44"/>
      <text:p text:style-name="P44">Определены для классов Integer, String, Date</text:p>
      <text:p text:style-name="P44"/>
      <text:p text:style-name="P44">см. loops/test_upto_1.rb</text:p>
      <text:p text:style-name="P44"/>
      <text:p text:style-name="P44">Пример для дат в loops/test_upto_date.rb</text:p>
      <text:p text:style-name="P44">&gt;&gt; показывает (и считает дни) между 23 февраля и 8 марта 2012 г (15 дней) т 2013 г (14 дней)</text:p>
      <text:p text:style-name="P44"/>
      <text:p text:style-name="P49">Задание: исследуйте скрипт loops/test_downto.2.rb. Нужно ли брать в скобки (если да, то зачем)</text:p>
      <text:p text:style-name="P49"/>
      <text:p text:style-name="P49"><text:tab/>(words.length-3).downto ….</text:p>
      <text:p text:style-name="P50"/>
      <text:p text:style-name="P59">Метод step</text:p>
      <text:p text:style-name="P106"/>
      <text:p text:style-name="P106">Что делает метод step? </text:p>
      <text:p text:style-name="P106"><text:soft-page-break/></text:p>
      <text:p text:style-name="P106">1.step(20, 3) do |n|</text:p>
      <text:p text:style-name="P106"><text:s text:c="2"/>print n.to_s + ' '</text:p>
      <text:p text:style-name="P106">end</text:p>
      <text:p text:style-name="P106">#=&gt; 1 4 7 10 13 16 19</text:p>
      <text:p text:style-name="P106">см. loops/test_step_1.rb</text:p>
      <text:p text:style-name="P106"/>
      <text:p text:style-name="P106">!!! Задание: измените loops/test_step_1.rb так, чтобы было выведена вот такая последовательность (то есть, в обратном порядке)</text:p>
      <text:p text:style-name="P106"/>
      <text:p text:style-name="P106"><text:tab/>20 17 14 11 8 5 2</text:p>
      <text:p text:style-name="P106"/>
      <text:p text:style-name="P106">ответ в loops/test_step_2.rb:</text:p>
      <text:p text:style-name="P106">20.step(1, -3) do |n|</text:p>
      <text:p text:style-name="P106"><text:s text:c="2"/>print n.to_s + ' '</text:p>
      <text:p text:style-name="P106">end</text:p>
      <text:p text:style-name="P106"/>
      <text:p text:style-name="P106">Метод step определен для классов Range#step, <text:span text:style-name="T18">Numeric#step</text:span>, Date#step</text:p>
      <text:p text:style-name="P107"/>
      <text:p text:style-name="P106">!!! Вопрос: Почему метод upto определен для Integer а step для родительского класса Numeric?</text:p>
      <text:p text:style-name="P106"/>
      <text:p text:style-name="P106"><text:tab/>3.14.upto(9.8) { |n| block }</text:p>
      <text:p text:style-name="P106">&gt;&gt;&gt; бред, неясно какое должно быть следующее число за 3.14: 3.141 или 3.15 ?</text:p>
      <text:p text:style-name="P103"/>
      <text:p text:style-name="P53">Задания</text:p>
      <text:p text:style-name="P62"/>
      <text:p text:style-name="P108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08"/>
      <text:p text:style-name="P108">начальный скрипт: insert_sort/insert_sort_to_new_stub.rb</text:p>
      <text:p text:style-name="P108">ответ: insert_sort/insert_sort_to_new.rb</text:p>
      <text:p text:style-name="P62"/>
      <text:p text:style-name="P64">ri Array#insert</text:p>
      <text:p text:style-name="P43"/>
      <text:p text:style-name="P43">!!! Задание: Реализуйте сортировку вставкой на месте (то есть, переупорядочивается сам массив непосредственно)</text:p>
      <text:p text:style-name="P43"/>
      <text:p text:style-name="P43">Алгоритм и псевдокод: <text:a xlink:type="simple" xlink:href="http://ru.wikipedia.org/wiki/Сортировка_вставкой">http://ru.wikipedia.org/wiki/</text:a>Сортировка_вставкой</text:p>
      <text:p text:style-name="P43"/>
      <text:p text:style-name="P43">начальный скрипт: insert_sort/insert_sort_in_place_stub.rb</text:p>
      <text:p text:style-name="P60">ответ: insert_sort/insert_sort_in_place.rb</text:p>
      <text:p text:style-name="P72"/>
      <text:p text:style-name="P89">Модули</text:p>
      <text:p text:style-name="P89"/>
      <text:p text:style-name="P92">модуль - набор методов, сгруппированных по назначению и вынесенных в отдельный файл</text:p>
      <text:p text:style-name="P92"/>
      <text:p text:style-name="P92">reusability!</text:p>
      <text:p text:style-name="P92">абстрагирование</text:p>
      <text:p text:style-name="P92"><text:soft-page-break/></text:p>
      <text:p text:style-name="P92">Модуль Math</text:p>
      <text:p text:style-name="P92"/>
      <text:p text:style-name="P92">sin</text:p>
      <text:p text:style-name="P92">cos</text:p>
      <text:p text:style-name="P92">tan</text:p>
      <text:p text:style-name="P92"/>
      <text:p text:style-name="P92">Модуль Church</text:p>
      <text:p text:style-name="P92">sin</text:p>
      <text:p text:style-name="P92">pray</text:p>
      <text:p text:style-name="P92">cross</text:p>
      <text:p text:style-name="P92"/>
      <text:p text:style-name="P92">module Syn</text:p>
      <text:p text:style-name="P92"><text:s text:c="3"/>def self.untag(tagged)</text:p>
      <text:p text:style-name="P92"><text:s text:c="3"/>gsub(/_[^_\s]+/, “”)</text:p>
      <text:p text:style-name="P92"><text:s text:c="2"/>end</text:p>
      <text:p text:style-name="P92"><text:s text:c="2"/>def self.unword(tagged)</text:p>
      <text:p text:style-name="P92"><text:s text:c="4"/>..</text:p>
      <text:p text:style-name="P92"><text:s text:c="2"/>end</text:p>
      <text:p text:style-name="P92">end</text:p>
      <text:p text:style-name="P92"/>
      <text:p text:style-name="P92"/>
      <text:p text:style-name="P92">Syn.untag(“runs_VBZ”) #=&gt; runs</text:p>
      <text:p text:style-name="P92">см modules/test_syn_module.rb</text:p>
      <text:p text:style-name="P92"/>
      <text:p text:style-name="P92">О том, как сделать, чтобы работало..., позже </text:p>
      <text:p text:style-name="P92">“runs_VBZ”.untag</text:p>
      <text:p text:style-name="P92"/>
      <text:p text:style-name="P92">можно писать так, но это менее гибко (если изменить имя модуля, то придется менять его по многих местах)</text:p>
      <text:p text:style-name="P92"/>
      <text:p text:style-name="P92">module Syn</text:p>
      <text:p text:style-name="P92"><text:s text:c="2"/>def Syn.untag</text:p>
      <text:p text:style-name="P92"><text:s text:c="2"/>end</text:p>
      <text:p text:style-name="P92"><text:s text:c="2"/>def Syn.unword</text:p>
      <text:p text:style-name="P92"><text:s text:c="2"/>end</text:p>
      <text:p text:style-name="P92">end</text:p>
      <text:p text:style-name="P92"/>
      <text:p text:style-name="P89">Использование</text:p>
      <text:p text:style-name="P89"/>
      <text:p text:style-name="P92">модуль необходимо загрузить. вверху файла</text:p>
      <text:p text:style-name="P92"/>
      <text:p text:style-name="P92"><text:tab/>require 'filename'</text:p>
      <text:p text:style-name="P92"/>
      <text:p text:style-name="P92">например:</text:p>
      <text:p text:style-name="P92"/>
      <text:p text:style-name="P92"><text:tab/>require 'syn.rb'</text:p>
      <text:p text:style-name="P92"/>
      <text:p text:style-name="P92">или даже без расширения</text:p>
      <text:p text:style-name="P92"/>
      <text:p text:style-name="P92"><text:tab/>require 'syn' <text:s text:c="3"/># .rb, .so, .o, .dll</text:p>
      <text:p text:style-name="P92"/>
      <text:p text:style-name="P92"><text:soft-page-break/>см modules/test_syn_module.rb</text:p>
      <text:p text:style-name="P92"/>
      <text:p text:style-name="P92">путь может быть относительным, но это дурной тон</text:p>
      <text:p text:style-name="P92"/>
      <text:p text:style-name="P92">&gt;&gt;&gt; попробуйте заменить на</text:p>
      <text:p text:style-name="P92"/>
      <text:p text:style-name="P92"><text:tab/>require 'syn'</text:p>
      <text:p text:style-name="P92"/>
      <text:p text:style-name="P92">&gt;&gt;&gt; не будет работать, так как руби не может найти файл</text:p>
      <text:p text:style-name="P92"/>
      <text:p text:style-name="P89">Настоящее повторное использование</text:p>
      <text:p text:style-name="P89"/>
      <text:p text:style-name="P92">Цель: сделать так, чтобы ruby мог найти файл с модулем</text:p>
      <text:p text:style-name="P92"/>
      <text:p text:style-name="P92"><text:tab/>require 'syn'</text:p>
      <text:p text:style-name="P92"/>
      <text:p text:style-name="P92">В каких директориях require ищет файлы?</text:p>
      <text:p text:style-name="P92"/>
      <text:p text:style-name="P92"><text:tab/>ruby -e 'puts $:' <text:s text:c="4"/>синоним $LOAD_PATH (это массив!)</text:p>
      <text:p text:style-name="P92"/>
      <text:p text:style-name="P92">ср. echo $PATH</text:p>
      <text:p text:style-name="P92"/>
      <text:p text:style-name="P92">Переменная RUBYLIB. (добавить в .bashrc) </text:p>
      <text:p text:style-name="P92"/>
      <text:p text:style-name="P9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2"/>
      <text:p text:style-name="P92">export RUBYLIB=~/lib:~/rufsl/lib:$RUBYLIB</text:p>
      <text:p text:style-name="P92">Внимание! без пробелов вокруг знака = (this is shell, baby!)</text:p>
      <text:p text:style-name="P92"/>
      <text:p text:style-name="P92">Необходимо перезапустить сигвин или выполнить команду</text:p>
      <text:p text:style-name="P92"><text:tab/>source ~/.bashrc</text:p>
      <text:p text:style-name="P92"/>
      <text:p text:style-name="P92">Альтернатива: В самом скрипте можно непосредственно перед require добавить путь в массив $LOAD_PATH</text:p>
      <text:p text:style-name="P92"/>
      <text:p text:style-name="P92"><text:tab/>$LOAD_PATH.unshift “path/to/dir”</text:p>
      <text:p text:style-name="P92"/>
      <text:p text:style-name="P9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2"/>
      <text:p text:style-name="P92"><text:tab/>mkdir ~/lib</text:p>
      <text:p text:style-name="P92"/>
      <text:p text:style-name="P92"><text:tab/>добавить в .bashrc</text:p>
      <text:p text:style-name="P92"><text:tab/>export RUBYLIB=~/lib:$RUBYLIB</text:p>
      <text:p text:style-name="P92"/>
      <text:p text:style-name="P92"><text:tab/>перезапустить сигвин или выполнить команду</text:p>
      <text:p text:style-name="P92"><text:tab/>source ~/.bashrc</text:p>
      <text:p text:style-name="P92"/>
      <text:p text:style-name="P92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2"/>
      <text:p text:style-name="P92">один из способов решения:</text:p>
      <text:p text:style-name="P92"/>
      <text:p text:style-name="P92"><text:s text:c="2"/>def self.words ts</text:p>
      <text:p text:style-name="P92"><text:s text:c="5"/>untag(ts).split</text:p>
      <text:p text:style-name="P92"><text:s text:c="2"/>end</text:p>
      <text:p text:style-name="P92"/>
      <text:p text:style-name="P92">&gt;&gt;&gt; методы внутри модуля могу вызывать друг друга без явного указания имени модуля в качестве ресивера</text:p>
      <text:p text:style-name="P92"/>
      <text:p text:style-name="P89">Домашние задания</text:p>
      <text:p text:style-name="P89"/>
      <text:p text:style-name="P92">!!!Задание: реализуйте следующие методы модуля Syn</text:p>
      <text:p text:style-name="P92"/>
      <text:p text:style-name="P92"><text:tab/>tags → принимает на вход теггированное предложение, возвращает все теги в виде массива</text:p>
      <text:p text:style-name="P9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2"/>
      <text:p text:style-name="P92">das_ATDNN H_wdcEL -_wdcLK Bomben_wdcEL versuch_NCNSN</text:p>
      <text:p text:style-name="P92">→</text:p>
      <text:p text:style-name="P92">das_ATDNN H-Bombenversuch_NCNSN</text:p>
      <text:p text:style-name="P92"/>
      <text:p text:style-name="P92"><text:tab/>какие-нибудь другие методы, по желанию</text:p>
      <text:p text:style-name="P92"/>
      <text:p text:style-name="P109">По желанию, разработайте тесткейсы для этого модуля (см. дальше). Используйте шаблон из modules/unit_test_stub.rb</text:p>
      <text:p text:style-name="P110"/>
      <text:p text:style-name="P89">Именование модулей и файлов</text:p>
      <text:p text:style-name="P89"/>
      <text:p text:style-name="P92">традиции и договоренности</text:p>
      <text:p text:style-name="P92"/>
      <text:p text:style-name="P92">CamelCase в имени модуля, snake_case в имени файла</text:p>
      <text:p text:style-name="P92"/>
      <text:p text:style-name="P92">Syn → syn.rb</text:p>
      <text:p text:style-name="P92">MySuperModule → my_super_module.rb</text:p>
      <text:p text:style-name="P92"/>
      <text:p text:style-name="P89">Лирическое отступление (о примесях)</text:p>
      <text:p text:style-name="P89"/>
      <text:p text:style-name="P92">методы в модуле определяются с указанием явного ресивера (self.)</text:p>
      <text:p text:style-name="P92"/>
      <text:p text:style-name="P92">module Syn</text:p>
      <text:p text:style-name="P92"><text:tab/>def self.untag</text:p>
      <text:p text:style-name="P92"><text:tab/>end</text:p>
      <text:p text:style-name="P92"/>
      <text:p text:style-name="P92"><text:tab/>def self.unword</text:p>
      <text:p text:style-name="P92"><text:tab/>end</text:p>
      <text:p text:style-name="P92">end</text:p>
      <text:p text:style-name="P92">использование: Syn.untag(“runs_VBZ”)</text:p>
      <text:p text:style-name="P92"/>
      <text:p text:style-name="P92"><text:soft-page-break/>Такой синтаксис позволяет создавать подмешиваемые модули</text:p>
      <text:p text:style-name="P92"/>
      <text:p text:style-name="P92">module Syn</text:p>
      <text:p text:style-name="P92"><text:tab/>def untag</text:p>
      <text:p text:style-name="P92"><text:tab/>end</text:p>
      <text:p text:style-name="P92">end</text:p>
      <text:p text:style-name="P92"/>
      <text:p text:style-name="P92">Syn.untag(“runs_VBZ”)</text:p>
      <text:p text:style-name="P92"># =&gt; ошибка undefined method `untag' for Syn:Module (NoMethodError)</text:p>
      <text:p text:style-name="P92"/>
      <text:p text:style-name="P92">Зато можно добавить (подмешать) этот модуль в любой класс, и методы из модуля появятся как методы объекта</text:p>
      <text:p text:style-name="P92"/>
      <text:p text:style-name="P92">require 'syn'</text:p>
      <text:p text:style-name="P92"/>
      <text:p text:style-name="P92">class String</text:p>
      <text:p text:style-name="P92"><text:s text:c="2"/>include Syn</text:p>
      <text:p text:style-name="P92">end</text:p>
      <text:p text:style-name="P92"/>
      <text:p text:style-name="P92">“hello_NN”.untag</text:p>
      <text:p text:style-name="P92">#=&gt; “hello”</text:p>
      <text:p text:style-name="P92">see modules/syn_as_mixin.rb</text:p>
      <text:p text:style-name="P92"/>
      <text:p text:style-name="P92">&gt;&gt;&gt; минусы примесей: загрязняют стандарные классы</text:p>
      <text:p text:style-name="P92"/>
      <text:p text:style-name="P9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2"/>
      <text:p text:style-name="P90">Вложенные модули</text:p>
      <text:p text:style-name="P91"/>
      <text:p text:style-name="P92">module ESE</text:p>
      <text:p text:style-name="P92"><text:tab/>module Tagger</text:p>
      <text:p text:style-name="P92"><text:tab/><text:tab/>def self.method1</text:p>
      <text:p text:style-name="P92"><text:tab/><text:tab/>end</text:p>
      <text:p text:style-name="P92"><text:tab/>end</text:p>
      <text:p text:style-name="P92"/>
      <text:p text:style-name="P92"><text:tab/>module Extractor</text:p>
      <text:p text:style-name="P92"><text:tab/><text:tab/>def self.method1</text:p>
      <text:p text:style-name="P92"><text:tab/><text:tab/>end</text:p>
      <text:p text:style-name="P92"><text:tab/>end</text:p>
      <text:p text:style-name="P92">end</text:p>
      <text:p text:style-name="P92"/>
      <text:p text:style-name="P92">с другой раскладкой по файлам</text:p>
      <text:p text:style-name="P92">file: ese/tagger.rb</text:p>
      <text:p text:style-name="P92">module ESE</text:p>
      <text:p text:style-name="P92"><text:tab/>module Tagger</text:p>
      <text:p text:style-name="P92"><text:tab/><text:tab/>def self.method1</text:p>
      <text:p text:style-name="P92"><text:tab/><text:tab/>end</text:p>
      <text:p text:style-name="P92"><text:tab/>end</text:p>
      <text:p text:style-name="P92">end</text:p>
      <text:p text:style-name="P92"/>
      <text:p text:style-name="P92"><text:soft-page-break/>file: ese/extractor.rb</text:p>
      <text:p text:style-name="P92">module ESE</text:p>
      <text:p text:style-name="P92"><text:tab/>module Extractor</text:p>
      <text:p text:style-name="P92"><text:tab/><text:tab/>def self.method1</text:p>
      <text:p text:style-name="P92"><text:tab/><text:tab/>end</text:p>
      <text:p text:style-name="P92"><text:tab/>end</text:p>
      <text:p text:style-name="P92">end</text:p>
      <text:p text:style-name="P92"/>
      <text:p text:style-name="P92">вызов:</text:p>
      <text:p text:style-name="P92"><text:tab/>ESE::Tagger::method1 -- fully qualified name</text:p>
      <text:p text:style-name="P92"><text:tab/>ESE.Tagger.method1 <text:s/>-- более универсальный способ, похожy на вызов обычных методов объектов</text:p>
      <text:p text:style-name="P92"/>
      <text:p text:style-name="P92">см. modules/test_quality.rb</text:p>
      <text:p text:style-name="P92"/>
      <text:p text:style-name="P92">&gt;&gt;&gt; Объяснить, что это такое</text:p>
      <text:p text:style-name="P92"/>
      <text:p text:style-name="P92">Чтение: http://en.wikibooks.org/wiki/Ruby_Programming/Unit_testing</text:p>
      <text:p text:style-name="P92"/>
      <text:p text:style-name="P89">Домашнее задание</text:p>
      <text:p text:style-name="P89"/>
      <text:p text:style-name="P92">Разработайте модуль Quality согласно тесткейсам, которые есть в modules/test_quality.rb</text:p>
      <text:p text:style-name="P92"/>
      <text:p text:style-name="P92">ответ: modules/quality.rb</text:p>
      <text:p text:style-name="P92"/>
      <text:p text:style-name="P92">По желанию добавьте туда что-нибудь свое, например, вычисление F-Score. Добавьте <text:s/>тесткейсы в файл с тестами test_quality.rb</text:p>
      <text:p text:style-name="P94"/>
      <text:p text:style-name="P9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31">Хэши</text:p>
          </table:table-cell>
          <table:table-cell table:style-name="Таблица5.A1" office:value-type="string">
            <text:p text:style-name="P132">Занятие 15</text:p>
            <text:p text:style-name="P132">(90 минут)</text:p>
          </table:table-cell>
        </table:table-row>
      </table:table>
      <text:p text:style-name="P92"/>
      <text:p text:style-name="P59">Раздаточный материал</text:p>
      <text:p text:style-name="P59"/>
      <text:list xml:id="list1108624141" text:continue-list="list767477080" text:style-name="L39">
        <text:list-item>
          <text:p text:style-name="P169">lesson.15.tar.bz2</text:p>
        </text:list-item>
      </text:list>
      <text:p text:style-name="P4"/>
      <text:p text:style-name="P11">Вопросы</text:p>
      <text:p text:style-name="P93"/>
      <text:list xml:id="list155558527" text:style-name="L51">
        <text:list-item>
          <text:p text:style-name="P211">какой/ие из методой более универсальны: upto/downto/step?</text:p>
        </text:list-item>
        <text:list-item>
          <text:p text:style-name="P211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11">как сделать методы еще более пригодными для повторного использования?</text:p>
        </text:list-item>
        <text:list-item>
          <text:p text:style-name="P211">как объявить модуль и методы в нем?</text:p>
        </text:list-item>
        <text:list-item>
          <text:p text:style-name="P210"><text:span text:style-name="T24">как использовать модуль? </text:span><text:span text:style-name="T24">– как загрузить модуль</text:span></text:p>
        </text:list-item>
        <text:list-item>
          <text:p text:style-name="P211">когда мы используем require, то что мы указываем, это имя файла или имя модуля?</text:p>
        </text:list-item>
        <text:list-item>
          <text:p text:style-name="P211">одно ли это и то же, использовать в команде require имя файла с расширением и без расширения?</text:p>
        </text:list-item>
        <text:list-item>
          <text:p text:style-name="P211">можно ли указывать в require путь к файлу? Нужно ли?</text:p>
        </text:list-item>
        <text:list-item>
          <text:p text:style-name="P211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3"/>
      <text:p text:style-name="P93">(старые слайды со 112) lesson.20 по старому</text:p>
      <text:p text:style-name="P93"/>
      <text:p text:style-name="P79">Хэши</text:p>
      <text:p text:style-name="P79"/>
      <text:p text:style-name="P41">Хэш (ассоциативный массив) <text:span text:style-name="T18">неупорядоченная </text:span><text:span text:style-name="T18">(?)</text:span> коллекция пар "ключ-значение".</text:p>
      <text:p text:style-name="P41"/>
      <text:p text:style-name="P41">Ключи в массиве (индексы) это целочисленный значения (от 0 и выше).</text:p>
      <text:p text:style-name="P41"/>
      <text:p text:style-name="P41"><text:tab/>arr_months = ["Jan", "Feb", "Mar"]</text:p>
      <text:p text:style-name="P41"/>
      <text:p text:style-name="P45">Объявление: arr = []</text:p>
      <text:p text:style-name="P41"/>
      <text:p text:style-name="P41">Ключом в хэше может быть любой объект (строки, числа, символы, массивы...), но ключ должен быть уникальным.</text:p>
      <text:p text:style-name="P41"/>
      <text:p text:style-name="P41"><text:tab/>hash_months = { "Jan" =&gt; "January", "Feb" =&gt; "February", "Mar" =&gt; "March"}</text:p>
      <text:p text:style-name="P41"/>
      <text:p text:style-name="P45">Объявление: hsh = {} или hsh = Hash.new</text:p>
      <text:p text:style-name="P41"><text:tab/></text:p>
      <text:p text:style-name="P41"><text:tab/>hash_months["Jan"] <text:s text:c="5"/>#=&gt; "January"</text:p>
      <text:p text:style-name="P41"/>
      <text:p text:style-name="P41">ri Hash#[]</text:p>
      <text:p text:style-name="P41"/>
      <text:p text:style-name="P41">ключами являются числа:</text:p>
      <text:p text:style-name="P41"><text:tab/>hash_months = { 1 =&gt; "January", 2 =&gt; "February", 3 =&gt; "March" }</text:p>
      <text:p text:style-name="P41"><text:tab/>hash_months[2] <text:s text:c="5"/>#=&gt; "February"</text:p>
      <text:p text:style-name="P41"/>
      <text:p text:style-name="P41">&gt;&gt;&gt; не путать в %w{ ... } для задания массивов</text:p>
      <text:p text:style-name="P41"/>
      <text:p text:style-name="P41"><text:soft-page-break/>Значением в хэше (как и в массиве) может быть любой объект.</text:p>
      <text:p text:style-name="P75"/>
      <text:p text:style-name="P75">Сколько ключей в этом хэше</text:p>
      <text:p text:style-name="P75"/>
      <text:p text:style-name="P75">hash = {1 =&gt; 'one', "1" =&gt; 'uno'} </text:p>
      <text:p text:style-name="P75"/>
      <text:p text:style-name="P75">ri Hash#length</text:p>
      <text:p text:style-name="P75"/>
      <text:p text:style-name="P75">Еще один способ инициализации хэша, появился в 1.9</text:p>
      <text:p text:style-name="P75"/>
      <text:p text:style-name="P75">numbers = {one: 'uno', two: 'dos', three:'tres'}</text:p>
      <text:p text:style-name="P75"/>
      <text:p text:style-name="P75">Какому классу принадлежат ключи этого хэша?</text:p>
      <text:p text:style-name="P75"/>
      <text:p text:style-name="P75">см. lesson.15/test_hash_with_colons</text:p>
      <text:p text:style-name="P75"/>
      <text:p text:style-name="P75">будет ли работать это?</text:p>
      <text:p text:style-name="P75"/>
      <text:p text:style-name="P75"><text:tab/>hash = {1: 'uno'}</text:p>
      <text:p text:style-name="P75"/>
      <text:p text:style-name="P75"><text:tab/>hash = {"two": "dos"}</text:p>
      <text:p text:style-name="P75"/>
      <text:p text:style-name="P75">&gt;&gt;&gt; Это сообщение об ошибке говорит, что ожидается =&gt;</text:p>
      <text:p text:style-name="P75">&gt;&gt;&gt;</text:p>
      <text:p text:style-name="P75">&gt;&gt;&gt;<text:tab/>syntax error, unexpected ':', expecting tASSOC </text:p>
      <text:p text:style-name="P75"/>
      <text:p text:style-name="P55">Изменение хэша</text:p>
      <text:p text:style-name="P41"/>
      <text:p text:style-name="P41">Метод []= добавляет или замещает пару ключ-значение</text:p>
      <text:p text:style-name="P41"/>
      <text:p text:style-name="P41"><text:tab/>hash_months["Apr"] = "April"</text:p>
      <text:p text:style-name="P41"><text:tab/>hash_months["May"] = "May"</text:p>
      <text:p text:style-name="P41"/>
      <text:p text:style-name="P41">&gt;&gt;&gt; Здесь обычный оператор присваивания = , а не =&gt; (fat arrow)</text:p>
      <text:p text:style-name="P41"/>
      <text:p text:style-name="P41">Синоним: метод Hash#store</text:p>
      <text:p text:style-name="P41"/>
      <text:p text:style-name="P41"><text:tab/>hash_months.store("Jun", "June")</text:p>
      <text:p text:style-name="P41"><text:tab/>hash_months.store("Jul", "July")</text:p>
      <text:p text:style-name="P41"/>
      <text:p text:style-name="P55">Вопросы к хэшу</text:p>
      <text:p text:style-name="P55"/>
      <text:p text:style-name="P41">!!! Вопрос: какой метод позволяет узнать, есть ли в хэше данные?</text:p>
      <text:p text:style-name="P41"/>
      <text:p text:style-name="P41"><text:tab/>empty?</text:p>
      <text:p text:style-name="P41"/>
      <text:p text:style-name="P41"><text:tab/>hash_months.empty? <text:s text:c="2"/>#=&gt;false</text:p>
      <text:p text:style-name="P41"/>
      <text:p text:style-name="P41">Узнать, есть ли в хэше некоторый ключ:</text:p>
      <text:p text:style-name="P41"/>
      <text:p text:style-name="P41">синонимы</text:p>
      <text:p text:style-name="P41"><text:tab/>has_key?(k)</text:p>
      <text:p text:style-name="P41"><text:soft-page-break/><text:tab/><text:span text:style-name="T1">key?(k)</text:span></text:p>
      <text:p text:style-name="P41"><text:tab/>include?(k)</text:p>
      <text:p text:style-name="P41"><text:tab/>member?(k)</text:p>
      <text:p text:style-name="P41"/>
      <text:p text:style-name="P41">Узнать, есть ли в хэше некоторое значение</text:p>
      <text:p text:style-name="P41"/>
      <text:p text:style-name="P41"><text:tab/>value?(v)</text:p>
      <text:p text:style-name="P41"/>
      <text:p text:style-name="P55">Получение данных из хэша</text:p>
      <text:p text:style-name="P41"/>
      <text:p text:style-name="P41">Метод [] позволяет получить значение по указанному ключу</text:p>
      <text:p text:style-name="P41"/>
      <text:p text:style-name="P41"><text:tab/>hash_months["Jan"] <text:s text:c="3"/>#=&gt; "January"</text:p>
      <text:p text:style-name="P41"/>
      <text:p text:style-name="P41">Чтобы получить значения по нескольким ключам Hash#values_at</text:p>
      <text:p text:style-name="P41"/>
      <text:p text:style-name="P41">!!! Вопрос: что вернет следующая команд?</text:p>
      <text:p text:style-name="P41"/>
      <text:p text:style-name="P41"><text:tab/>hash_months.values_at "Feb", "apple", "Jan"</text:p>
      <text:p text:style-name="P41"/>
      <text:p text:style-name="P41">!!! Ответ: массив значений (nil, если ключа нет) в порядке, соответствующем аргументам в values_at</text:p>
      <text:p text:style-name="P41"><text:tab/>#=&gt; ["February", nil, "January"]</text:p>
      <text:p text:style-name="P41"/>
      <text:p text:style-name="P41">см. lesson.15/test_values_at</text:p>
      <text:p text:style-name="P41">&gt;&gt;&gt; ключи чувствительны к регистру</text:p>
      <text:p text:style-name="P41"/>
      <text:p text:style-name="P41">!!! Задание: исследуйте скрипт lesson.15/test_values_at.2</text:p>
      <text:p text:style-name="P4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1"/>
      <text:p text:style-name="P41">!!! Вопрос: как получить список всех ключей, которые есть в хэше? проверьте ваши идеи в irb на данных из файла lesson.15/loadme</text:p>
      <text:p text:style-name="P41"><text:tab/>&gt;load 'loadme'</text:p>
      <text:p text:style-name="P41">Ответ: Hash#keys</text:p>
      <text:p text:style-name="P41"/>
      <text:p text:style-name="P41">в руби 1.8 порядок неопределен</text:p>
      <text:p text:style-name="P41"><text:tab/>hash_months.keys <text:s text:c="2"/>#=&gt; ["Jul", "Apr" , "Jan", "Feb", "Mar", "Jun", "May"]</text:p>
      <text:p text:style-name="P41">в руби 1.9 в порядке добавления</text:p>
      <text:p text:style-name="P41"><text:tab/>hash_months.keys <text:s/>#=&gt; ["Jan", "Feb", "Mar", "Apr", "May", "Jun", "Jul"]</text:p>
      <text:p text:style-name="P41"/>
      <text:p text:style-name="P41">Вопрос: как получить все значения, хранимые в хэше</text:p>
      <text:p text:style-name="P41"/>
      <text:p text:style-name="P41"><text:tab/>hash_months.values #=&gt; ["January", "February", "March", "April", "May", "June", "July"]</text:p>
      <text:p text:style-name="P41"/>
      <text:p text:style-name="P41">Элементы упорядочены по тем же правилам, что и ключи (то есть, нет порядка в 1.8 и в порядке добавления в 1.9)</text:p>
      <text:p text:style-name="P41"/>
      <text:p text:style-name="P41"><text:span text:style-name="T28">Д</text:span><text:span text:style-name="T28">ефолтные значения</text:span></text:p>
      <text:p text:style-name="P55"/>
      <text:p text:style-name="P41">Обращение к несуществующему ключу возвращает nil</text:p>
      <text:p text:style-name="P41"><text:soft-page-break/></text:p>
      <text:p text:style-name="P41"><text:tab/>hash_months ['term'] <text:s text:c="2"/>#=&gt; nil <text:s/>(а не термидор)</text:p>
      <text:p text:style-name="P41"/>
      <text:p text:style-name="P41">Как побороть проблему?</text:p>
      <text:p text:style-name="P41"/>
      <text:p text:style-name="P41"><text:tab/>counts = {}</text:p>
      <text:p text:style-name="P41"><text:tab/>counts['apple'] += 1</text:p>
      <text:p text:style-name="P41"/>
      <text:p text:style-name="P41">известный способ</text:p>
      <text:p text:style-name="P41"><text:tab/>counts ['apple'] ||= 0</text:p>
      <text:p text:style-name="P41"/>
      <text:p text:style-name="P41">Другой способ</text:p>
      <text:p text:style-name="P41"/>
      <text:p text:style-name="P41">1) метод Hash#default=</text:p>
      <text:p text:style-name="P41"/>
      <text:p text:style-name="P41"><text:tab/>counts = {}</text:p>
      <text:p text:style-name="P41"><text:tab/>counts.default = 0</text:p>
      <text:p text:style-name="P41"><text:tab/>counts['apple'] += 1</text:p>
      <text:p text:style-name="P41"/>
      <text:p text:style-name="P41">см. также Hash#default</text:p>
      <text:p text:style-name="P41"/>
      <text:p text:style-name="P41">2) в момент инициализации можно указать значение по умолчанию</text:p>
      <text:p text:style-name="P41"/>
      <text:p text:style-name="P41"><text:tab/>counts = Hash.new(0)</text:p>
      <text:p text:style-name="P41"><text:tab/>counts['apple'] += 1</text:p>
      <text:p text:style-name="P41"/>
      <text:p text:style-name="P41">ri Hash.new </text:p>
      <text:p text:style-name="P41"/>
      <text:p text:style-name="P41">!!! Вопрос: что будет напечатано в двух случаях?</text:p>
      <text:p text:style-name="P41"/>
      <text:p text:style-name="P41"><text:tab/>data = Hash.new("hello")</text:p>
      <text:p text:style-name="P41"><text:tab/>puts data[9] <text:s/>#=&gt; "hello"</text:p>
      <text:p text:style-name="P41"><text:tab/>data[9].upcase!</text:p>
      <text:p text:style-name="P41"><text:tab/>puts data[10] #=&gt; "HELLO"</text:p>
      <text:p text:style-name="P41"/>
      <text:p text:style-name="P55">Итерирование по хэшу</text:p>
      <text:p text:style-name="P41"/>
      <text:p text:style-name="P41">Хэш – <text:span text:style-name="T1">неупорядоченная </text:span><text:span text:style-name="T1">(?)</text:span> коллекция.</text:p>
      <text:p text:style-name="P41"><text:tab/>в руби 1.8 – неупорядоченная</text:p>
      <text:p text:style-name="P41"><text:tab/>в руби 1.9 – упорядоченная в порядке добавления</text:p>
      <text:p text:style-name="P41"/>
      <text:p text:style-name="P41">Задание: какие есть итераторы в хэшах?</text:p>
      <text:p text:style-name="P41"/>
      <text:p text:style-name="P41"><text:tab/>each = each_pair</text:p>
      <text:p text:style-name="P41"><text:tab/>each_key</text:p>
      <text:p text:style-name="P41"><text:tab/>each_value</text:p>
      <text:p text:style-name="P41"/>
      <text:p text:style-name="P41">Итераторы each и each_pair возвращают пары ключ-значение</text:p>
      <text:p text:style-name="P41"/>
      <text:p text:style-name="P41">hash_months.each {|abbr, full|</text:p>
      <text:p text:style-name="P41"><text:tab/>puts "#{abbr} means #{full}"</text:p>
      <text:p text:style-name="P41">}</text:p>
      <text:p text:style-name="P55"><text:soft-page-break/></text:p>
      <text:p text:style-name="P41">!!! Вопрос: Можно ли получать значение в одну переменную?</text:p>
      <text:p text:style-name="P41"/>
      <text:p text:style-name="P41">hash_months.each {|a|</text:p>
      <text:p text:style-name="P41"><text:tab/>puts a.inspect <text:s text:c="2"/>#=&gt; ["Jan", "January"]</text:p>
      <text:p text:style-name="P41">}</text:p>
      <text:p text:style-name="P55"/>
      <text:p text:style-name="P41">Вопрос:</text:p>
      <text:p text:style-name="P41">чем отличается</text:p>
      <text:p text:style-name="P41">hash.each_key {}</text:p>
      <text:p text:style-name="P41">hash.keys.each {}</text:p>
      <text:p text:style-name="P75"/>
      <text:p text:style-name="P79">Задание</text:p>
      <text:p text:style-name="P79"/>
      <text:p text:style-name="P75">(в lesson.15/tasks)</text:p>
      <text:p text:style-name="P75"/>
      <text:p text:style-name="P75">Разработайте скрипт, котрых находит в списке data/words.txt палиндромы и вольвограммы. Игнорируйте слова длины 1.</text:p>
      <text:p text:style-name="P75"/>
      <text:p text:style-name="P75">ожидаемый выход: find_palindromes.out</text:p>
      <text:p text:style-name="P75"/>
      <text:p text:style-name="P75">ответ find_palindromes.rb</text:p>
      <text:p text:style-name="P75"/>
      <text:p text:style-name="P75">Сделайте вторую реализацию этого скрипта, но с использованием массива вместо хэша. </text:p>
      <text:p text:style-name="P75"/>
      <text:p text:style-name="P75">ответ find_palindromes_over_array.rb</text:p>
      <text:p text:style-name="P75"/>
      <text:p text:style-name="P75">Сравните время выполнения двух скриптов</text:p>
      <text:p text:style-name="P75"/>
      <text:p text:style-name="P112">&gt; time -p find_palindromes.rb</text:p>
      <text:p text:style-name="P112">&gt; time -p find_palindromes_over_array.rb</text:p>
      <text:p text:style-name="P75"/>
      <text:p text:style-name="P79">Задание</text:p>
      <text:p text:style-name="P79"/>
      <text:p text:style-name="P75">(в lesson.15/tasks)</text:p>
      <text:p text:style-name="P75"/>
      <text:p text:style-name="P7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75"/>
      <text:p text:style-name="P75">примеры запуска и файлы с ожидаемым выходом:</text:p>
      <text:p text:style-name="P75"/>
      <text:p text:style-name="P75">&gt; find_anagrams_of Reward <text:s text:c="4"/># см. ожидаемый выход в find_anagrams_of.Reward</text:p>
      <text:p text:style-name="P75">&gt; find_anagrams_of resist <text:s text:c="8"/># см. ожидаемый выход в find_anagrams_of.resist</text:p>
      <text:p text:style-name="P75"/>
      <text:p text:style-name="P75">начальный скрипт:</text:p>
      <text:p text:style-name="P75"><text:tab/>find_anagrams_of_stub</text:p>
      <text:p text:style-name="P75"/>
      <text:p text:style-name="P75">ответ: find_anagrams_of </text:p>
      <text:p text:style-name="P75"/>
      <text:p text:style-name="P79"><text:soft-page-break/>Домашнее задание</text:p>
      <text:p text:style-name="P79"/>
      <text:p text:style-name="P75">(в lesson.15/tasks)</text:p>
      <text:p text:style-name="P75"/>
      <text:p text:style-name="P7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75"/>
      <text:p text:style-name="P75"><text:tab/>whiter <text:s/>wither <text:s/>writhe </text:p>
      <text:p text:style-name="P75"><text:tab/>woodworm <text:s text:c="7"/>wormwood </text:p>
      <text:p text:style-name="P75"/>
      <text:p text:style-name="P75">ожидаемый выход: find_all_anagrams.out</text:p>
      <text:p text:style-name="P75"/>
      <text:p text:style-name="P75">ответ: find_all_anagrams</text:p>
      <text:p text:style-name="P75"/>
      <text:p text:style-name="P75">Дополнительное задание (по желанию):</text:p>
      <text:p text:style-name="P75"/>
      <text:p text:style-name="P7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75"/>
      <text:p text:style-name="P75"><text:tab/>Workman<text:tab/>workman </text:p>
      <text:p text:style-name="P75"/>
      <text:p text:style-name="P75">ожидаемый выход: find_all_anagrams.2.out</text:p>
      <text:p text:style-name="P75">ответ: find_all_anagrams.2</text:p>
      <text:p text:style-name="P7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1">Хэши</text:p>
            <text:p text:style-name="P131">Решение задачи find_words</text:p>
          </table:table-cell>
          <table:table-cell table:style-name="Table16.A1" office:value-type="string">
            <text:p text:style-name="P132">Занятие 16</text:p>
            <text:p text:style-name="P132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1433248595" text:style-name="L52">
        <text:list-item>
          <text:p text:style-name="P181">lesson.16.tar.bz2</text:p>
        </text:list-item>
      </text:list>
      <text:p text:style-name="P41"/>
      <text:p text:style-name="P55">Повторение материала предыдущего занятия</text:p>
      <text:p text:style-name="P55"/>
      <text:p text:style-name="P42">на предыдущем занятии были: Саша, Маша, Марина, Вадим, Тоня</text:p>
      <text:p text:style-name="P42">попросить их прокомментировать слайды.</text:p>
      <text:p text:style-name="P42"/>
      <text:p text:style-name="P56">Разбор задания find_anagrams_of</text:p>
      <text:p text:style-name="P55"/>
      <text:p text:style-name="P41">вычислить хэшкод слова-запроса достаточно только один раз</text:p>
      <text:p text:style-name="P41"/>
      <text:p text:style-name="P41">раннее отсечение: слова-анаграммы имеют один и тот же набор символов, значит онги одной длины. Отсечение по длине</text:p>
      <text:p text:style-name="P41"/>
      <text:p text:style-name="P41">&gt;&gt;&gt; Можно сравнить, насколько медленнее выполняетс скрипт без этих оптимизаций</text:p>
      <text:p text:style-name="P41"/>
      <text:p text:style-name="P55">Подготовка к решению задачи find_words</text:p>
      <text:p text:style-name="P41"/>
      <text:p text:style-name="P41">Для решения предстоящей задачи могжет быть полезно.</text:p>
      <text:p text:style-name="P41"/>
      <text:p text:style-name="P55">Массив ARGV</text:p>
      <text:p text:style-name="P55"/>
      <text:p text:style-name="P41">Массив ARGV содержит все аргументы, с которыми вызывается скрипт, в том же порядке, в каком они указаны в командной строке.</text:p>
      <text:p text:style-name="P41"/>
      <text:p text:style-name="P41"><text:tab/>&gt; find_anagrams_of reward filename1 filename2 </text:p>
      <text:p text:style-name="P41"/>
      <text:p text:style-name="P41">то массив ARGV содержит следующие <text:span text:style-name="T1">строки</text:span></text:p>
      <text:p text:style-name="P41"/>
      <text:p text:style-name="P41"><text:tab/>[“reward”, <text:s/>“filename1”, <text:s/>“filename2”]</text:p>
      <text:p text:style-name="P41"/>
      <text:p text:style-name="P41">Важно: “reward” не является файлом, поэтому попытка его читать вызовет ошибку</text:p>
      <text:p text:style-name="P41"/>
      <text:p text:style-name="P41"><text:tab/>./test_argv:5:in `gets': No such file or directory - reward (Errno::ENOENT)</text:p>
      <text:p text:style-name="P41"/>
      <text:p text:style-name="P41">см. lesson.16/test_argv.sh</text:p>
      <text:p text:style-name="P41"/>
      <text:p text:style-name="P41">Аргументы не-файлы нужно удалить из массива ARGV</text:p>
      <text:p text:style-name="P41"/>
      <text:p text:style-name="P41"><text:tab/>ri Array#shift</text:p>
      <text:p text:style-name="P41"/>
      <text:p text:style-name="P41"><text:tab/>query = ARGV.shift</text:p>
      <text:p text:style-name="P41"><text:tab/>=&gt; query = “reward”</text:p>
      <text:p text:style-name="P41"><text:tab/>ARGV = [“filename1”, <text:s/>“filename2”]</text:p>
      <text:p text:style-name="P41"/>
      <text:p text:style-name="P41">Другие возможности: Array#delete_at, Array#[1..-1]</text:p>
      <text:p text:style-name="P41"/>
      <text:p text:style-name="P55"><text:soft-page-break/>File.readlines</text:p>
      <text:p text:style-name="P55"/>
      <text:p text:style-name="P41">Метод класса File.readlines(filename) позволяет зачитать весь файл целиком в массив.</text:p>
      <text:p text:style-name="P41"/>
      <text:p text:style-name="P41"><text:tab/>ri File.readlines</text:p>
      <text:p text:style-name="P41"/>
      <text:p text:style-name="P41">&gt;&gt;&gt; на самом деле, метод определен в суперклассе IO</text:p>
      <text:p text:style-name="P41"><text:tab/>File.readlines(fname) <text:s/>зачитает с разделителем по умолчанию, то есть \n</text:p>
      <text:p text:style-name="P41"/>
      <text:p text:style-name="P41">см. lesson.16/test_file_readlines</text:p>
      <text:p text:style-name="P41"/>
      <text:p text:style-name="P41">Задание: попробуйте указать в скрипте test_file_readlines в качестве разделителя пустую строку</text:p>
      <text:p text:style-name="P41"/>
      <text:p text:style-name="P41"><text:tab/>File.readlines(fname, “”)</text:p>
      <text:p text:style-name="P41"/>
      <text:p text:style-name="P41">Выдача:</text:p>
      <text:p text:style-name="P41"><text:tab/>The file shortfile.txt contains the following 2 lines: </text:p>
      <text:p text:style-name="P41"><text:tab/>["warder is a volvogram\n\n", "deified is a palindrom\n\n"]</text:p>
      <text:p text:style-name="P41"/>
      <text:p text:style-name="P41">Разделитель “” позволяет читать файл фрагментами, разделенными как минимум одной пустой строкой.</text:p>
      <text:p text:style-name="P41"/>
      <text:p text:style-name="P41">Это же справедливо для IO#gets</text:p>
      <text:p text:style-name="P41"/>
      <text:p text:style-name="P41"><text:tab/>while line = gets(“”) ...</text:p>
      <text:p text:style-name="P41"/>
      <text:p text:style-name="P41">&gt;&gt;&gt; еще один полезный метод класса File</text:p>
      <text:p text:style-name="P41">&gt;&gt;&gt; FIle.basename($0)</text:p>
      <text:p text:style-name="P41">&gt;&gt;&gt; $0 имя запускаемого скрипта</text:p>
      <text:p text:style-name="P41"/>
      <text:p text:style-name="P55">Инициализация Хэша из Массива</text:p>
      <text:p text:style-name="P55"/>
      <text:p text:style-name="P41">Хэши быстрее массивов -&gt; лучше использовать хэши</text:p>
      <text:p text:style-name="P41"/>
      <text:p text:style-name="P41">Массив массивов вида</text:p>
      <text:p text:style-name="P41"/>
      <text:p text:style-name="P41"><text:tab/>[ [k1, v1], [k2, v2], [k3, v3] ]</text:p>
      <text:p text:style-name="P41"/>
      <text:p text:style-name="P41">можно интерпретировать как массив пар ключ-значение и преобразовать в хэш.</text:p>
      <text:p text:style-name="P41"/>
      <text:p text:style-name="P41"><text:tab/>keys_and_values = [[1, 'one'], [2, 'two'], [3, 'san']]</text:p>
      <text:p text:style-name="P41"><text:tab/>h = Hash[keys_and_values]</text:p>
      <text:p text:style-name="P41"/>
      <text:p text:style-name="P41"><text:tab/>#=&gt; {1=&gt;"one", 2=&gt;"two", 3=&gt;"san"}</text:p>
      <text:p text:style-name="P41"/>
      <text:p text:style-name="P41"><text:tab/>ri Hash.[]</text:p>
      <text:p text:style-name="P41"/>
      <text:p text:style-name="P41">см. lesson.16/test_hash_from_array</text:p>
      <text:p text:style-name="P41"/>
      <text:p text:style-name="P41">Преобразование хэша в массив</text:p>
      <text:p text:style-name="P41"><text:soft-page-break/></text:p>
      <text:p text:style-name="P41"><text:tab/>ri Hash#to_a</text:p>
      <text:p text:style-name="P41"/>
      <text:p text:style-name="P41"><text:tab/>h.to_a <text:s/>#=&gt; [[1, 'one'], [2, 'two'], [3, 'san']]</text:p>
      <text:p text:style-name="P73"/>
      <text:p text:style-name="P7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1">Сортировка хэша Hash#sort, Hash#sort_by</text:p>
            <text:p text:style-name="P131">Решение задачи cmpsort</text:p>
            <text:p text:style-name="P131">Решение задачи find_words</text:p>
          </table:table-cell>
          <table:table-cell table:style-name="Table17.A1" office:value-type="string">
            <text:p text:style-name="P132">Занятие 17</text:p>
            <text:p text:style-name="P132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1601993960" text:style-name="L56">
        <text:list-item>
          <text:p text:style-name="P212"><text:span text:style-name="T4">lesson.17.tar.bz2</text:span></text:p>
        </text:list-item>
      </text:list>
      <text:list xml:id="list478350877" text:continue-list="list1433248595" text:style-name="L52">
        <text:list-header>
          <text:p text:style-name="P218"/>
        </text:list-header>
      </text:list>
      <text:p text:style-name="P55">Cортировка хэша -- старые слайды из урока 24+25</text:p>
      <text:p text:style-name="P55"/>
      <text:p text:style-name="P41">sort, sort_by – работают как в массивах, потому что происходят из модуля-примеси Enumerable</text:p>
      <text:p text:style-name="P41"/>
      <text:p text:style-name="P41">Эти методы возвращают массив, потому что хэш не считается упорядоченной структурой данных.</text:p>
      <text:p text:style-name="P41"/>
      <text:p text:style-name="P41">выполните lesson.17/hashsort/test_sort_1.rb</text:p>
      <text:p text:style-name="P41"/>
      <text:p text:style-name="P41">результат <text:span text:style-name="T15">@eng_numerals.sort:</text:span></text:p>
      <text:p text:style-name="P41"/>
      <text:p text:style-name="P41">[["0", "zero"], ["1", "one"], ["10", "ten"], ["11", "eleven"], ["12", "twelve"], ["2", "two"], .... ]</text:p>
      <text:p text:style-name="P41"/>
      <text:p text:style-name="P41">Вопрос: по какому принципу были упорядочены элементы хэша?</text:p>
      <text:p text:style-name="P41">Ответ: в порядке увеличения значения ключей</text:p>
      <text:p text:style-name="P41"/>
      <text:p text:style-name="P41">Метод sort применяет вот такой блок по умолчанию:</text:p>
      <text:p text:style-name="P41"/>
      <text:p text:style-name="P41">hash.sort {|a, b|</text:p>
      <text:p text:style-name="P41"><text:s text:c="4"/>a &lt;=&gt; b</text:p>
      <text:p text:style-name="P41">}</text:p>
      <text:p text:style-name="P41"/>
      <text:p text:style-name="P41">&gt;&gt;&gt; Вопрос: чем являются a и b?</text:p>
      <text:p text:style-name="P41">&gt;&gt;&gt; Что такое &lt;=&gt; space ship operator? Как он работает?</text:p>
      <text:p text:style-name="P41"/>
      <text:p text:style-name="P41">На самом деле сначала хэш преобразуется в массив и потом сортируется массив:</text:p>
      <text:p text:style-name="P41">hash.to_a.sort {|a, b|</text:p>
      <text:p text:style-name="P41"><text:s text:c="4"/>a &lt;=&gt; b <text:s text:c="3"/># ["0", "zero"] &lt;=&gt; <text:s/>["10", "ten"]</text:p>
      <text:p text:style-name="P41">}</text:p>
      <text:p text:style-name="P41"/>
      <text:p text:style-name="P41">!!! Задание: Выполните и проанализируйте скрипт hashsort/test_sort_2.rb</text:p>
      <text:p text:style-name="P41"/>
      <text:p text:style-name="P41">&gt;&gt;&gt; a будет расположено раньше b, но не обязательно контактно! конечном массиве видно, что неконтактно.</text:p>
      <text:p text:style-name="P41"><text:tab/>a=["12", "twelve"] </text:p>
      <text:p text:style-name="P41"><text:tab/>b=["5", "five"] </text:p>
      <text:p text:style-name="P41"><text:tab/>result of comparison: -1</text:p>
      <text:p text:style-name="P41"/>
      <text:p text:style-name="P41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1"/>
      <text:p text:style-name="P41">ожидаемый выход: [["12", "twelve"], ["11", "eleven"], ["10", "ten"], ["9", "nine"], ["8", "eight"], ["7", "seven"], ["6", "six"], ["5", "five"], ["4", "four"], ["3", "three"], ["2", "two"], ["1", <text:soft-page-break/>"one"], ["0", "zero"]]</text:p>
      <text:p text:style-name="P41">ответ: hashsort/test_sort_3.rb</text:p>
      <text:p text:style-name="P41"/>
      <text:p text:style-name="P41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1">Ожидаемый выход:</text:p>
      <text:p text:style-name="P4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1"/>
      <text:p text:style-name="P41">ответ: hashsort/test_sort_4.rb</text:p>
      <text:p text:style-name="P41"/>
      <text:p text:style-name="P41">!!! Вопрос: почему нет метода Hash#sort! (и Hash#sort_by!)</text:p>
      <text:p text:style-name="P41">Ответ: метод sort меняет сущность объекта: результат сортировки -- объект класса Array, а не Hash.</text:p>
      <text:p text:style-name="P41"/>
      <text:p text:style-name="P55">Сортировка Hash#sort_by</text:p>
      <text:p text:style-name="P41"/>
      <text:p text:style-name="P4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1"/>
      <text:p text:style-name="P41">@eng_numerals.sort_by do <text:span text:style-name="T19">|digit, string|</text:span></text:p>
      <text:p text:style-name="P41"><text:tab/><text:span text:style-name="T19">digit</text:span>.to_i</text:p>
      <text:p text:style-name="P41">end</text:p>
      <text:p text:style-name="P41"/>
      <text:p text:style-name="P41">[["0", "zero"], ["1", "one"], ["2", "two"], ["3", "three"], ["4", "four"], ["5", "five"], ["6", "six"], ["7", "seven"], ["8", "eight"], ["9", "nine"], ["10", "ten"], ["11", "eleven"], ["12", "twelve"]]</text:p>
      <text:p text:style-name="P41"/>
      <text:p text:style-name="P41">см. hashsort/test_sort_5.rb</text:p>
      <text:p text:style-name="P41"/>
      <text:p text:style-name="P41">!!! Вопрос на сообразительность: как изменить порядок сортировки на нисходящий</text:p>
      <text:p text:style-name="P41">Ответ: -<text:span text:style-name="T19">digit</text:span>.to_i. только для чисел</text:p>
      <text:p text:style-name="P41"/>
      <text:p text:style-name="P4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1"/>
      <text:p text:style-name="P41">ожидаемый выход:</text:p>
      <text:p text:style-name="P4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1"/>
      <text:p text:style-name="P41">&gt;&gt;&gt; так как: ee &lt; eni &lt; eno &lt; evi ...</text:p>
      <text:p text:style-name="P41"/>
      <text:p text:style-name="P41">ответ: hashsort/test_sort_6.rb</text:p>
      <text:p text:style-name="P41"/>
      <text:p text:style-name="P57">Метод класса Hash#sort_by_value</text:p>
      <text:p text:style-name="P57"/>
      <text:p text:style-name="P45">class Hash</text:p>
      <text:p text:style-name="P45"><text:s text:c="2"/>def sort_by_value</text:p>
      <text:p text:style-name="P45"><text:soft-page-break/><text:s text:c="4"/>self.sort_by {|k,v| v}</text:p>
      <text:p text:style-name="P45"><text:s text:c="2"/>end</text:p>
      <text:p text:style-name="P45">end</text:p>
      <text:p text:style-name="P45"/>
      <text:p text:style-name="P45">Использование:</text:p>
      <text:p text:style-name="P45"/>
      <text:p text:style-name="P45"><text:tab/>puts @eng_numerals.<text:span text:style-name="T1">sort_by_value</text:span>.inspect</text:p>
      <text:p text:style-name="P45"/>
      <text:p text:style-name="P45">Выход:</text:p>
      <text:p text:style-name="P4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45"/>
      <text:p text:style-name="P45">см. hashsort/test_sort_7.rb</text:p>
      <text:p text:style-name="P45"/>
      <text:p text:style-name="P45">&gt;&gt;&gt; прокомментировать метод respond_to?, methods, Duck typing</text:p>
      <text:p text:style-name="P45"/>
      <text:p text:style-name="P57">Задание</text:p>
      <text:p text:style-name="P57"/>
      <text:p text:style-name="P45">Полная формулировка в lesson.17/cmpsort/README</text:p>
      <text:p text:style-name="P45"/>
      <text:p text:style-name="P45">Необходимо разработать скрипт (cmp_ccs_sort_by_tagseq), который переупорядочивает разницу по CCSplitter-у/MainWordExtractor-у так, чтобы ее было удобно тестировать:</text:p>
      <text:p text:style-name="P45">- CCSplitter опирается на теги входной цепочки -&gt; сгруппировать записи разницы по входной цепочке</text:p>
      <text:p text:style-name="P45">- есть более частотные явления, есть менее частотные. Эту информацию можно учитывать, решая, что тестировать и что нет.</text:p>
      <text:p text:style-name="P45"></text:p>
      <text:p text:style-name="P45">Входной файл:</text:p>
      <text:p text:style-name="P45"><text:s text:c="2"/>английский: cmp_ccsplitter_1.out</text:p>
      <text:p text:style-name="P45"><text:s text:c="2"/>немецкий: german/cmp_ccsplitter_1.out</text:p>
      <text:p text:style-name="P45"/>
      <text:p text:style-name="P45">скрипт: cmp_ccs_sort_by_tagseq</text:p>
      <text:p text:style-name="P45">ожидаемый выход: <text:s/>sorted</text:p>
      <text:p text:style-name="P41"></text:p>
      <text:p text:style-name="P55">Задание find_words</text:p>
      <text:p text:style-name="P55"/>
      <text:p text:style-name="P4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41"/>
      <text:p text:style-name="P41">см. lesson.17/find_words/README</text:p>
      <text:p text:style-name="P41"/>
      <text:p text:style-name="P41">Задание: разработать скрипт, который находит в текстовых файлах указанные слова (или фразы) и выводит их в формате</text:p>
      <text:p text:style-name="P41"/>
      <text:p text:style-name="P41"><text:tab/>слово \tab позиция_в_предложении \tab предложение</text:p>
      <text:p text:style-name="P41"/>
      <text:p text:style-name="P41">Если указана опция -i или --ignore-case, то поиск осуществляется без учета регистра и вывод имеет вид:</text:p>
      <text:p text:style-name="P41"/>
      <text:p text:style-name="P41"><text:tab/>СЛОВО \tab позиция_в_предложении \tab предложение</text:p>
      <text:p text:style-name="P41"><text:soft-page-break/></text:p>
      <text:p text:style-name="P4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1"/>
      <text:p text:style-name="P41"><text:tab/>develop<text:tab/>120 </text:p>
      <text:p text:style-name="P41"><text:tab/>Although<text:tab/>96 </text:p>
      <text:p text:style-name="P41"><text:tab/>December<text:tab/>56 </text:p>
      <text:p text:style-name="P41"><text:tab/>Bill Gates<text:tab/>22 </text:p>
      <text:p text:style-name="P41"><text:tab/>Extensible Markup Language<text:tab/>1 </text:p>
      <text:p text:style-name="P41"><text:tab/>U.S. Public Interest Research Group<text:tab/>1 </text:p>
      <text:p text:style-name="P41"/>
      <text:p text:style-name="P4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1"/>
      <text:p text:style-name="P41"><text:tab/>&gt; find_words queries.txt ../../data/corpus.tok.txt</text:p>
      <text:p text:style-name="P41"/>
      <text:p text:style-name="P41">Задание необходимо выполнять пошагово, как описано в README</text:p>
      <text:p text:style-name="P74"/>
      <text:p text:style-name="P57">Дополнительные вопросы по заданию find_words</text:p>
      <text:p text:style-name="P57"/>
      <text:p text:style-name="P45"># TODO: are the following forms the same?</text:p>
      <text:p text:style-name="P45"># <text:s/>lines.map! {|line| line.upcase <text:s/>}</text:p>
      <text:p text:style-name="P45"># <text:s/>lines.map <text:s/>{|line| line.upcase! }</text:p>
      <text:p text:style-name="P45"># <text:s/>lines.each {|line| line.upcase! }</text:p>
      <text:p text:style-name="P45"># <text:s/>lines.each {|line| line.upcase <text:s/>}</text:p>
      <text:p text:style-name="P45"/>
      <text:p text:style-name="P45">Объяснить ДЗ на рефакторинг</text:p>
      <text:p text:style-name="P45"/>
      <text:p text:style-name="P98"/>
      <text:p text:style-name="P55"/>
      <text:p text:style-name="P55">Удаление элементов хэша</text:p>
      <text:p text:style-name="P55"/>
      <text:p text:style-name="P41">Метод Hash#clear удаляет все элементы (пары ключ-значение) хэша</text:p>
      <text:p text:style-name="P41"/>
      <text:p text:style-name="P41">Метод Hash#delete позволяет удалить один элемент (изменяется сам объект!)</text:p>
      <text:p text:style-name="P41"/>
      <text:p text:style-name="P41"><text:tab/>months = { "dec" =&gt; "December", <text:s/>"jan" =&gt; "January" }</text:p>
      <text:p text:style-name="P41"><text:tab/>months.delete "dec"</text:p>
      <text:p text:style-name="P41"><text:tab/>puts months <text:s text:c="14"/>#=&gt;{"jan"=&gt;"January"}</text:p>
      <text:p text:style-name="P41"/>
      <text:p text:style-name="P41">!!! Задание: Исследуйте скрипт lesson.21/test_delete.1.rb</text:p>
      <text:p text:style-name="P41"/>
      <text:p text:style-name="P41"><text:tab/>ri Hash#delete</text:p>
      <text:p text:style-name="P41"><text:tab/>ri String#delete</text:p>
      <text:p text:style-name="P41"/>
      <text:p text:style-name="P55">Удаление элементов хэша - 2</text:p>
      <text:p text:style-name="P41"/>
      <text:p text:style-name="P4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1"/>
      <text:p text:style-name="P41">меняют объект</text:p>
      <text:p text:style-name="P41"><text:tab/>delete_if <text:s text:c="3"/></text:p>
      <text:p text:style-name="P41"><text:tab/>reject!</text:p>
      <text:p text:style-name="P41"><text:s/></text:p>
      <text:p text:style-name="P41">не меняют объект, вохвращают измененную копию</text:p>
      <text:p text:style-name="P41"><text:tab/>reject</text:p>
      <text:p text:style-name="P41"/>
      <text:p text:style-name="P41">см. test_delete.2.rb</text:p>
      <text:p text:style-name="P41"/>
      <text:p text:style-name="P41">hash = { "apple" =&gt; "Apfel", <text:s/>"pear" <text:s/>=&gt; "Birne" }</text:p>
      <text:p text:style-name="P41"/>
      <text:p text:style-name="P41">hash.delete_if do |key, val|</text:p>
      <text:p text:style-name="P41"><text:tab/>key =~ /a/ &amp;&amp; val !~ /a/i</text:p>
      <text:p text:style-name="P41">end</text:p>
      <text:p text:style-name="P41"/>
      <text:p text:style-name="P41">puts hash</text:p>
      <text:p text:style-name="P41">#=&gt; {"apple"=&gt;"Apfel"}</text:p>
      <text:p text:style-name="P41"/>
      <text:p text:style-name="P41">&gt;&gt;&gt; Внимание на модификатор i (ignorecase) в регулярном выражении</text:p>
      <text:p text:style-name="P41"/>
      <text:p text:style-name="P41">!!! Вопрос: что останется в хэше, если убрать модификатор i?</text:p>
      <text:p text:style-name="P41">Ответ: ничего, хэш станет пустым</text:p>
      <text:p text:style-name="P41"/>
      <text:p text:style-name="P41">!!! Задание: исследуйте, что делает скрипт test_delete.3.rb</text:p>
      <text:p text:style-name="P41"/>
      <text:p text:style-name="P41">!!! Задание: (lesson.21/test_delete.4_stub.rb) оставьте только те месяцы, в которые температура отрицательная</text:p>
      <text:p text:style-name="P41"/>
      <text:p text:style-name="P41">ответ: lesson.21/test_delete.4.rb</text:p>
      <text:p text:style-name="P41"><text:soft-page-break/></text:p>
      <text:p text:style-name="P41">!!! Задание: исследуйте, что произойдет, если вместо to_f использовать to_i (test_delete.4.rb)</text:p>
      <text:p text:style-name="P41"/>
      <text:p text:style-name="P41">Антоним метода reject:</text:p>
      <text:list xml:id="list1183659118" text:style-name="L53">
        <text:list-item>
          <text:p text:style-name="P206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06"><text:span text:style-name="T5">select в</text:span>о<text:span text:style-name="T5">звращает новый объект</text:span></text:p>
        </text:list-item>
      </text:list>
      <text:p text:style-name="P75"/>
      <text:p text:style-name="P151"/>
      <text:p text:style-name="P83">Арифметические операторы </text:p>
      <text:p text:style-name="P8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27">Оператор</text:p>
            </table:table-cell>
            <table:table-cell table:style-name="Table12.A1" office:value-type="string">
              <text:p text:style-name="P127">Значение</text:p>
            </table:table-cell>
            <table:table-cell table:style-name="Table12.C1" office:value-type="string">
              <text:p text:style-name="P127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48">+</text:p>
          </table:table-cell>
          <table:table-cell table:style-name="Table12.A2" office:value-type="string">
            <text:p text:style-name="P148"/>
          </table:table-cell>
          <table:table-cell table:style-name="Table12.C2" office:value-type="string">
            <text:p text:style-name="P148">a + b</text:p>
          </table:table-cell>
        </table:table-row>
        <table:table-row>
          <table:table-cell table:style-name="Table12.A2" office:value-type="string">
            <text:p text:style-name="P148">-</text:p>
          </table:table-cell>
          <table:table-cell table:style-name="Table12.A2" office:value-type="string">
            <text:p text:style-name="P148"/>
          </table:table-cell>
          <table:table-cell table:style-name="Table12.C2" office:value-type="string">
            <text:p text:style-name="P148">a - 5 #=&gt; -2</text:p>
          </table:table-cell>
        </table:table-row>
        <table:table-row>
          <table:table-cell table:style-name="Table12.A2" office:value-type="string">
            <text:p text:style-name="P148">/</text:p>
          </table:table-cell>
          <table:table-cell table:style-name="Table12.A2" office:value-type="string">
            <text:p text:style-name="P148"/>
          </table:table-cell>
          <table:table-cell table:style-name="Table12.C2" office:value-type="string">
            <text:p text:style-name="P148">10 / 8 # =&gt; 1</text:p>
          </table:table-cell>
        </table:table-row>
        <table:table-row>
          <table:table-cell table:style-name="Table12.A2" office:value-type="string">
            <text:p text:style-name="P148">*</text:p>
          </table:table-cell>
          <table:table-cell table:style-name="Table12.A2" office:value-type="string">
            <text:p text:style-name="P148"/>
          </table:table-cell>
          <table:table-cell table:style-name="Table12.C2" office:value-type="string">
            <text:p text:style-name="P148">2 * 5 * b #=&gt; 20</text:p>
          </table:table-cell>
        </table:table-row>
        <table:table-row>
          <table:table-cell table:style-name="Table12.A2" office:value-type="string">
            <text:p text:style-name="P148">%</text:p>
          </table:table-cell>
          <table:table-cell table:style-name="Table12.A2" office:value-type="string">
            <text:p text:style-name="P148">остаток от деления (remainder; modulo)</text:p>
          </table:table-cell>
          <table:table-cell table:style-name="Table12.C2" office:value-type="string">
            <text:p text:style-name="P148">10 % 3 #=&gt; 1</text:p>
          </table:table-cell>
        </table:table-row>
        <table:table-row table:style-name="Table12.7">
          <table:table-cell table:style-name="Table12.A2" office:value-type="string">
            <text:p text:style-name="P148">**</text:p>
          </table:table-cell>
          <table:table-cell table:style-name="Table12.A2" office:value-type="string">
            <text:p text:style-name="P148">экспоненциация (возведение в степень)</text:p>
          </table:table-cell>
          <table:table-cell table:style-name="Table12.C2" office:value-type="string">
            <text:p text:style-name="P148">b**8 #=&gt; 256</text:p>
          </table:table-cell>
        </table:table-row>
        <table:table-row table:style-name="Table12.7">
          <table:table-cell table:style-name="Table12.A2" office:value-type="string">
            <text:p text:style-name="P148"/>
          </table:table-cell>
          <table:table-cell table:style-name="Table12.A2" office:value-type="string">
            <text:p text:style-name="P148"/>
          </table:table-cell>
          <table:table-cell table:style-name="Table12.C2" office:value-type="string">
            <text:p text:style-name="P148"/>
          </table:table-cell>
        </table:table-row>
      </table:table>
      <text:p text:style-name="P84"/>
      <text:list xml:id="list206293445" text:style-name="L54">
        <text:list-item>
          <text:p text:style-name="P207">унарная оператор – оператор, принимающий один аргумент (операнд)</text:p>
        </text:list-item>
        <text:list-item>
          <text:p text:style-name="P207">бинарная оператор – принимает два операнда</text:p>
        </text:list-item>
      </text:list>
      <text:p text:style-name="P8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48">-</text:p>
          </table:table-cell>
          <table:table-cell table:style-name="Table13.A1" office:value-type="string">
            <text:p text:style-name="P148">унарный минус</text:p>
          </table:table-cell>
          <table:table-cell table:style-name="Table13.C1" office:value-type="string">
            <text:p text:style-name="P148">-5 <text:s/>-a</text:p>
          </table:table-cell>
        </table:table-row>
        <table:table-row>
          <table:table-cell table:style-name="Table13.A2" office:value-type="string">
            <text:p text:style-name="P148">+</text:p>
          </table:table-cell>
          <table:table-cell table:style-name="Table13.A2" office:value-type="string">
            <text:p text:style-name="P148">унарный плюс</text:p>
          </table:table-cell>
          <table:table-cell table:style-name="Table13.C2" office:value-type="string">
            <text:p text:style-name="P148">+</text:p>
          </table:table-cell>
        </table:table-row>
      </table:table>
      <text:p text:style-name="P84"/>
      <text:p text:style-name="P84">есть битовые операции</text:p>
      <text:list xml:id="list1606723984" text:style-name="L55">
        <text:list-item>
          <text:p text:style-name="P208">двоичное смещение вправо: 10 &gt;&gt; 1 #=&gt; 5 равноценно делению на 2</text:p>
        </text:list-item>
        <text:list-item>
          <text:p text:style-name="P208">двоичное смещение влево: 10 &lt;&lt; 2 #= &gt; 40 равноценно умножению на 4</text:p>
          <text:p text:style-name="P209"/>
        </text:list-item>
      </text:list>
      <text:p text:style-name="P83">Приоритеты операций (operator precedence)</text:p>
      <text:p text:style-name="P84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5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8">Оператор</text:p>
          </table:table-cell>
          <table:table-cell table:style-name="Table15.B1" office:value-type="string">
            <text:p text:style-name="P128">Описание</text:p>
          </table:table-cell>
        </table:table-row>
        <table:table-row>
          <table:table-cell table:style-name="Table15.A2" office:value-type="string">
            <text:p text:style-name="P128">**</text:p>
          </table:table-cell>
          <table:table-cell table:style-name="Table15.B2" office:value-type="string">
            <text:p text:style-name="P128">возведение в степень</text:p>
          </table:table-cell>
        </table:table-row>
        <table:table-row>
          <table:table-cell table:style-name="Table15.A2" office:value-type="string">
            <text:p text:style-name="P85"><text:span text:style-name="Source_20_Text"><text:span text:style-name="T11">!+-</text:span></text:span></text:p>
          </table:table-cell>
          <table:table-cell table:style-name="Table15.B2" office:value-type="string">
            <text:p text:style-name="P128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28">* / %</text:p>
          </table:table-cell>
          <table:table-cell table:style-name="Table15.B2" office:value-type="string">
            <text:p text:style-name="P128"/>
          </table:table-cell>
        </table:table-row>
        <table:table-row>
          <table:table-cell table:style-name="Table15.A2" office:value-type="string">
            <text:p text:style-name="P128">+ -</text:p>
          </table:table-cell>
          <table:table-cell table:style-name="Table15.B2" office:value-type="string">
            <text:p text:style-name="P128"/>
          </table:table-cell>
        </table:table-row>
        <table:table-row>
          <table:table-cell table:style-name="Table15.A2" office:value-type="string">
            <text:p text:style-name="P128">&lt; &gt; &lt;= &gt;=</text:p>
          </table:table-cell>
          <table:table-cell table:style-name="Table15.B2" office:value-type="string">
            <text:p text:style-name="P128">операторы сравнения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28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28">&amp;&amp;</text:p>
          </table:table-cell>
          <table:table-cell table:style-name="Table15.B2" office:value-type="string">
            <text:p text:style-name="P128">логическое И</text:p>
          </table:table-cell>
        </table:table-row>
        <table:table-row>
          <table:table-cell table:style-name="Table15.A2" office:value-type="string">
            <text:p text:style-name="P128">||</text:p>
          </table:table-cell>
          <table:table-cell table:style-name="Table15.B2" office:value-type="string">
            <text:p text:style-name="P128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6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28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28">not</text:p>
          </table:table-cell>
          <table:table-cell table:style-name="Table15.B2" office:value-type="string">
            <text:p text:style-name="P128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28">and or</text:p>
          </table:table-cell>
          <table:table-cell table:style-name="Table15.B2" office:value-type="string">
            <text:p text:style-name="P128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28"/>
          </table:table-cell>
          <table:table-cell table:style-name="Table15.B2" office:value-type="string">
            <text:p text:style-name="P128"/>
          </table:table-cell>
        </table:table-row>
      </table:table>
      <text:p text:style-name="P55"/>
      <text:p text:style-name="P41">NB: and or имеют одинаковые приоритет, что неверно</text:p>
      <text:p text:style-name="P55"/>
      <text:p text:style-name="P41">!!! Задание: вычислить формулу из первой лекции</text:p>
      <text:p text:style-name="P86"><text:span text:style-name="Source_20_Text"><text:span text:style-name="T16"/></text:span></text:p>
      <text:p text:style-name="P55">More on assignment operators</text:p>
      <text:p text:style-name="P6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0">y = y + 1 </text:p>
          </table:table-cell>
          <table:table-cell table:style-name="Table14.A1" office:value-type="string">
            <text:p text:style-name="P128">y += 1</text:p>
          </table:table-cell>
          <table:table-cell table:style-name="Table14.C1" office:value-type="string">
            <text:p text:style-name="P128">нету: <text:s/>y++</text:p>
          </table:table-cell>
        </table:table-row>
        <table:table-row>
          <table:table-cell table:style-name="Table14.A2" office:value-type="string">
            <text:p text:style-name="P128">y = y - 2</text:p>
          </table:table-cell>
          <table:table-cell table:style-name="Table14.A2" office:value-type="string">
            <text:p text:style-name="P128">y -= 2</text:p>
          </table:table-cell>
          <table:table-cell table:style-name="Table14.C2" office:value-type="string">
            <text:p text:style-name="P128">нету: y--</text:p>
          </table:table-cell>
        </table:table-row>
        <table:table-row>
          <table:table-cell table:style-name="Table14.A2" office:value-type="string">
            <text:p text:style-name="P128">y = y * 2</text:p>
          </table:table-cell>
          <table:table-cell table:style-name="Table14.A2" office:value-type="string">
            <text:p text:style-name="P128">y *=2</text:p>
          </table:table-cell>
          <table:table-cell table:style-name="Table14.C2" office:value-type="string">
            <text:p text:style-name="P128"/>
          </table:table-cell>
        </table:table-row>
        <table:table-row>
          <table:table-cell table:style-name="Table14.A2" office:value-type="string">
            <text:p text:style-name="P128"/>
          </table:table-cell>
          <table:table-cell table:style-name="Table14.A2" office:value-type="string">
            <text:p text:style-name="P128">y %= 2</text:p>
          </table:table-cell>
          <table:table-cell table:style-name="Table14.C2" office:value-type="string">
            <text:p text:style-name="P128"/>
          </table:table-cell>
        </table:table-row>
        <table:table-row>
          <table:table-cell table:style-name="Table14.A2" office:value-type="string">
            <text:p text:style-name="P128"/>
          </table:table-cell>
          <table:table-cell table:style-name="Table14.A2" office:value-type="string">
            <text:p text:style-name="P128">y /= 2</text:p>
          </table:table-cell>
          <table:table-cell table:style-name="Table14.C2" office:value-type="string">
            <text:p text:style-name="P128"/>
          </table:table-cell>
        </table:table-row>
        <table:table-row>
          <table:table-cell table:style-name="Table14.A2" office:value-type="string">
            <text:p text:style-name="P128"/>
          </table:table-cell>
          <table:table-cell table:style-name="Table14.A2" office:value-type="string">
            <text:p text:style-name="P128">y *= 2</text:p>
          </table:table-cell>
          <table:table-cell table:style-name="Table14.C2" office:value-type="string">
            <text:p text:style-name="P128"/>
          </table:table-cell>
        </table:table-row>
        <table:table-row>
          <table:table-cell table:style-name="Table14.A2" office:value-type="string">
            <text:p text:style-name="P128">y = y ** 3</text:p>
          </table:table-cell>
          <table:table-cell table:style-name="Table14.A2" office:value-type="string">
            <text:p text:style-name="P128">y **= 2</text:p>
          </table:table-cell>
          <table:table-cell table:style-name="Table14.C2" office:value-type="string">
            <text:p text:style-name="P128"/>
          </table:table-cell>
        </table:table-row>
        <table:table-row>
          <table:table-cell table:style-name="Table14.A2" office:value-type="string">
            <text:p text:style-name="P128">y = 3 если y неопределено</text:p>
          </table:table-cell>
          <table:table-cell table:style-name="Table14.A2" office:value-type="string">
            <text:p text:style-name="P128">y ||= 3</text:p>
          </table:table-cell>
          <table:table-cell table:style-name="Table14.C2" office:value-type="string">
            <text:p text:style-name="P128"/>
          </table:table-cell>
        </table:table-row>
      </table:table>
      <text:p text:style-name="P60"/>
      <text:p text:style-name="P60">Вопрос: почему нельзя писать 5 += 1</text:p>
      <text:p text:style-name="P60"/>
      <text:p text:style-name="P86"><text:span text:style-name="Source_20_Text"><text:span text:style-name="T9">!!! задание: попробовать в irb. Измениться ли значение переменной a ?</text:span></text:span></text:p>
      <text:p text:style-name="P86"><text:span text:style-name="Source_20_Text"><text:span text:style-name="T9"/></text:span></text:p>
      <text:p text:style-name="P123"><text:span text:style-name="Source_20_Text"><text:span text:style-name="T9">a ||= 2</text:span></text:span></text:p>
      <text:p text:style-name="P114"><text:span text:style-name="Source_20_Text"><text:span text:style-name="T6">a ||= 3</text:span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3-12-12T17:43:26</dc:date>
    <meta:editing-duration>P3DT20H35M32S</meta:editing-duration>
    <meta:editing-cycles>745</meta:editing-cycles>
    <dc:creator>Nikolai Krot</dc:creator>
    <meta:document-statistic meta:table-count="26" meta:image-count="0" meta:object-count="0" meta:page-count="77" meta:paragraph-count="2130" meta:word-count="11180" meta:character-count="71203" meta:non-whitespace-character-count="65519"/>
  </office:meta>
</office:document-meta>
</file>